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objectwithoutfill">
      <style:graphic-properties draw:stroke="solid" draw:stroke-dash="Fine_20_Dashed" draw:marker-start="" draw:fill="none" draw:textarea-vertical-align="middle"/>
    </style:style>
    <style:style style:name="gr4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65cm" fo:min-width="0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objectwithoutfill">
      <style:graphic-properties draw:stroke="soli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Fine_20_Dashe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cm" svg:stroke-color="#6666ff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stroke="solid" draw:stroke-dash="Fine_20_Dashed" svg:stroke-width="0cm" svg:stroke-color="#6666ff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stroke="solid" svg:stroke-width="0cm" svg:stroke-color="#000000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2cm" fo:min-width="0.067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1cm" fo:min-width="0.068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632cm" fo:min-width="0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2cm" fo:min-width="0.566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1cm" fo:min-width="0.565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1cm" fo:min-width="0.5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7cm" fo:min-width="0.081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556cm" fo:min-width="0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08cm" fo:min-width="0.415cm"/>
    </style:style>
    <style:style style:name="gr2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6cm" fo:min-width="0.591cm"/>
    </style:style>
    <style:style style:name="gr2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7cm" fo:min-width="0.59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7cm" fo:min-width="0.591cm"/>
    </style:style>
    <style:style style:name="gr2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6cm" fo:min-width="0.59cm"/>
    </style:style>
    <style:style style:name="gr28" style:family="graphic" style:parent-style-name="objectwithoutfill">
      <style:graphic-properties draw:stroke="solid" svg:stroke-color="#ff3333" draw:marker-start="" draw:fill="none" draw:textarea-vertical-align="middle"/>
    </style:style>
    <style:style style:name="gr29" style:family="graphic" style:parent-style-name="objectwithoutfill">
      <style:graphic-properties draw:stroke="dash" draw:stroke-dash="Fine_20_Dashed" svg:stroke-color="#ff3333" draw:marker-start="" draw:fill="none" draw:textarea-vertical-align="middle"/>
    </style:style>
    <style:style style:name="gr30" style:family="graphic" style:parent-style-name="objectwithoutfill">
      <style:graphic-properties draw:stroke="solid" svg:stroke-color="#ff3333" draw:marker-start="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true" fo:min-height="0.507cm" fo:min-width="0cm"/>
    </style:style>
    <style:style style:name="gr32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true" fo:min-height="0.508cm" fo:min-width="0cm"/>
    </style:style>
    <style:style style:name="gr33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false" fo:min-height="0.507cm" fo:min-width="0cm"/>
    </style:style>
    <style:style style:name="gr34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true" fo:min-height="0.507cm" fo:min-width="0.415cm"/>
    </style:style>
    <style:style style:name="gr35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true" fo:min-height="0.508cm" fo:min-width="0.4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1.1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.794cm"/>
    </style:style>
    <style:style style:name="gr38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true" fo:min-height="0.681cm" fo:min-width="0cm"/>
    </style:style>
    <style:style style:name="gr39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true" fo:min-height="0.681cm" fo:min-width="0.415cm"/>
    </style:style>
    <style:style style:name="gr4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9cm" fo:min-width="0.094cm"/>
    </style:style>
    <style:style style:name="gr4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579cm" fo:min-width="0cm"/>
    </style:style>
    <style:style style:name="gr4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9cm" fo:min-width="0.615cm"/>
    </style:style>
    <style:style style:name="gr43" style:family="graphic" style:parent-style-name="standard">
      <style:graphic-properties draw:stroke="none" svg:stroke-color="#ff3333" draw:marker-start="" draw:fill="none" draw:fill-color="#ffffff" draw:textarea-horizontal-align="left" draw:auto-grow-height="true" draw:auto-grow-width="true" fo:min-height="0.579cm" fo:min-width="0.61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1.162cm"/>
    </style:style>
    <style:style style:name="co1" style:family="table-column">
      <style:table-column-properties style:column-width="3.281cm" style:use-optimal-column-width="false"/>
    </style:style>
    <style:style style:name="co2" style:family="table-column">
      <style:table-column-properties style:column-width="3.282cm" style:use-optimal-column-width="false"/>
    </style:style>
    <style:style style:name="co3" style:family="table-column">
      <style:table-column-properties style:column-width="3.284cm" style:use-optimal-column-width="false"/>
    </style:style>
    <style:style style:name="ro1" style:family="table-row">
      <style:table-row-properties style:row-height="-2.029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757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972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weight="bold"/>
    </style:style>
    <style:style style:name="P4" style:family="paragraph">
      <style:text-properties fo:font-size="12pt" fo:font-weight="bold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8pt" fo:font-weight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3" draw:text-style-name="P1" draw:layer="layout" svg:x1="24cm" svg:y1="14.9cm" svg:x2="24cm" svg:y2="4.3cm">
          <text:p/>
        </draw:line>
        <draw:line draw:style-name="gr3" draw:text-style-name="P1" draw:layer="layout" svg:x1="21cm" svg:y1="16.7cm" svg:x2="21cm" svg:y2="6.1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" draw:text-style-name="P1" draw:layer="layout" svg:x1="17.8cm" svg:y1="15.1cm" svg:x2="26.3cm" svg:y2="10.2cm">
          <text:p/>
        </draw:line>
        <draw:line draw:style-name="gr1" draw:text-style-name="P1" draw:layer="layout" svg:x1="17.8cm" svg:y1="11.6cm" svg:x2="26.3cm" svg:y2="6.7cm">
          <text:p/>
        </draw:line>
        <draw:line draw:style-name="gr1" draw:text-style-name="P1" draw:layer="layout" svg:x1="4.4cm" svg:y1="15cm" svg:x2="17.8cm" svg:y2="15.1cm">
          <text:p/>
        </draw:line>
        <draw:line draw:style-name="gr1" draw:text-style-name="P1" draw:layer="layout" svg:x1="4.4cm" svg:y1="11.5cm" svg:x2="17.8cm" svg:y2="11.6cm">
          <text:p/>
        </draw:line>
        <draw:line draw:style-name="gr3" draw:text-style-name="P1" draw:layer="layout" svg:x1="7.6cm" svg:y1="6cm" svg:x2="21cm" svg:y2="6.1cm">
          <text:p/>
        </draw:line>
        <draw:line draw:style-name="gr3" draw:text-style-name="P1" draw:layer="layout" svg:x1="10.6cm" svg:y1="4.2cm" svg:x2="24cm" svg:y2="4.3cm">
          <text:p/>
        </draw:line>
        <draw:line draw:style-name="gr3" draw:text-style-name="P1" draw:layer="layout" svg:x1="8.5cm" svg:y1="7.8cm" svg:x2="17cm" svg:y2="2.9cm">
          <text:p/>
        </draw:line>
        <draw:line draw:style-name="gr3" draw:text-style-name="P1" draw:layer="layout" svg:x1="13cm" svg:y1="7.9cm" svg:x2="21.5cm" svg:y2="3cm">
          <text:p/>
        </draw:line>
        <draw:line draw:style-name="gr1" draw:text-style-name="P1" draw:layer="layout" svg:x1="13.1cm" svg:y1="18.5cm" svg:x2="13.1cm" svg:y2="7.9cm">
          <text:p/>
        </draw:line>
        <draw:line draw:style-name="gr1" draw:text-style-name="P1" draw:layer="layout" svg:x1="8.5cm" svg:y1="18.4cm" svg:x2="8.5cm" svg:y2="7.8cm">
          <text:p/>
        </draw:line>
        <draw:line draw:style-name="gr4" draw:text-style-name="P2" draw:layer="layout" svg:x1="23.7cm" svg:y1="18.9cm" svg:x2="23.7cm" svg:y2="16.2cm">
          <text:p/>
        </draw:line>
        <draw:line draw:style-name="gr4" draw:text-style-name="P2" draw:layer="layout" svg:x1="23.7cm" svg:y1="18.9cm" svg:x2="26.9cm" svg:y2="18.8cm">
          <text:p/>
        </draw:line>
        <draw:line draw:style-name="gr4" draw:text-style-name="P2" draw:layer="layout" svg:x1="23.7cm" svg:y1="18.9cm" svg:x2="25.9cm" svg:y2="17.1cm">
          <text:p/>
        </draw:line>
        <draw:frame draw:style-name="gr5" draw:text-style-name="P3" draw:layer="layout" svg:width="0.68cm" svg:height="0.962cm" svg:x="26.5cm" svg:y="18.9cm">
          <draw:text-box>
            <text:p><text:span text:style-name="T1">i</text:span></text:p>
          </draw:text-box>
        </draw:frame>
        <draw:frame draw:style-name="gr5" draw:text-style-name="P3" draw:layer="layout" svg:width="0.68cm" svg:height="0.962cm" svg:x="25.861cm" svg:y="17.285cm">
          <draw:text-box>
            <text:p><text:span text:style-name="T1">j</text:span></text:p>
          </draw:text-box>
        </draw:frame>
        <draw:frame draw:style-name="gr6" draw:text-style-name="P3" draw:layer="layout" svg:width="0.953cm" svg:height="0.962cm" svg:x="22.647cm" svg:y="16.5cm">
          <draw:text-box>
            <text:p><text:span text:style-name="T1">k</text:span></text:p>
          </draw:text-box>
        </draw:frame>
        <draw:frame draw:style-name="gr7" draw:text-style-name="P3" draw:layer="layout" svg:width="1.988cm" svg:height="0.962cm" svg:x="3.412cm" svg:y="18.5cm">
          <draw:text-box>
            <text:p><text:span text:style-name="T1">(i,j,k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8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frame draw:style-name="gr5" draw:layer="layout" svg:width="4.058cm" svg:height="0.962cm" svg:x="1.242cm" svg:y="1.138cm">
          <draw:text-box>
            <text:p>Elemento #1</text:p>
          </draw:text-box>
        </draw:frame>
        <draw:line draw:style-name="gr9" draw:text-style-name="P1" draw:layer="layout" svg:x1="8.5cm" svg:y1="18.4cm" svg:x2="11.8cm" svg:y2="16.5cm">
          <text:p/>
        </draw:line>
        <draw:line draw:style-name="gr9" draw:text-style-name="P1" draw:layer="layout" svg:x1="7.7cm" svg:y1="16.5cm" svg:x2="11.7cm" svg:y2="16.5cm">
          <text:p/>
        </draw:line>
        <draw:line draw:style-name="gr9" draw:text-style-name="P1" draw:layer="layout" svg:x1="4.6cm" svg:y1="18.3cm" svg:x2="7.7cm" svg:y2="16.5cm">
          <text:p/>
        </draw:line>
        <draw:line draw:style-name="gr8" draw:text-style-name="P1" draw:layer="layout" svg:x1="4.4cm" svg:y1="18.4cm" svg:x2="8.5cm" svg:y2="18.4cm">
          <text:p/>
        </draw:line>
        <draw:line draw:style-name="gr8" draw:text-style-name="P1" draw:layer="layout" svg:x1="8.5cm" svg:y1="18.5cm" svg:x2="8.4cm" svg:y2="11.5cm">
          <text:p/>
        </draw:line>
        <draw:line draw:style-name="gr8" draw:text-style-name="P1" draw:layer="layout" svg:x1="4.4cm" svg:y1="7.8cm" svg:x2="8.4cm" svg:y2="11.5cm">
          <text:p/>
        </draw:line>
        <draw:line draw:style-name="gr9" draw:text-style-name="P1" draw:layer="layout" svg:x1="4.4cm" svg:y1="7.8cm" svg:x2="7.6cm" svg:y2="9.6cm">
          <text:p/>
        </draw:line>
        <draw:line draw:style-name="gr9" draw:text-style-name="P1" draw:layer="layout" svg:x1="11.7cm" svg:y1="16.6cm" svg:x2="11.7cm" svg:y2="13cm">
          <text:p/>
        </draw:line>
        <draw:line draw:style-name="gr9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frame draw:style-name="gr5" draw:text-style-name="P4" draw:layer="layout" svg:width="4.828cm" svg:height="4.075cm" svg:x="1.3cm" svg:y="2.325cm">
          <draw:text-box>
            <text:p><text:span text:style-name="T2">No 1: (i <text:s text:c="4"/>, j <text:s text:c="4"/>, k <text:s text:c="5"/>)</text:span></text:p>
            <text:p><text:span text:style-name="T2">No 2: (i+1 , j <text:s text:c="4"/>, k <text:s text:c="5"/>)</text:span></text:p>
            <text:p><text:span text:style-name="T2">No 3: (i+1 , j+1 , k <text:s text:c="5"/>)</text:span></text:p>
            <text:p><text:span text:style-name="T2">No 4: (i <text:s text:c="4"/>, j+1 , k <text:s text:c="5"/>)</text:span></text:p>
            <text:p><text:span text:style-name="T2">No 5: (i <text:s text:c="4"/>, j <text:s text:c="4"/>, k+3 <text:s/>)</text:span></text:p>
            <text:p><text:span text:style-name="T2">No 6: (i+1 , j <text:s text:c="4"/>, k+2 <text:s/>)</text:span></text:p>
            <text:p><text:span text:style-name="T2">No 7: (i+1 , j+1 , k+1 <text:s/>)</text:span></text:p>
            <text:p><text:span text:style-name="T2">No 8: (i <text:s text:c="3"/>, <text:s/>j+1 , k+2 )</text:span></text:p>
          </draw:text-box>
        </draw:frame>
      </draw:page>
      <draw:page draw:name="page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8.5cm" svg:y1="18.4cm" svg:x2="11.8cm" svg:y2="16.5cm">
          <text:p/>
        </draw:line>
        <draw:line draw:style-name="gr9" draw:text-style-name="P1" draw:layer="layout" svg:x1="13cm" svg:y1="18.5cm" svg:x2="16.3cm" svg:y2="16.6cm">
          <text:p/>
        </draw:line>
        <draw:line draw:style-name="gr8" draw:text-style-name="P1" draw:layer="layout" svg:x1="8.5cm" svg:y1="18.4cm" svg:x2="13.1cm" svg:y2="18.5cm">
          <text:p/>
        </draw:line>
        <draw:line draw:style-name="gr9" draw:text-style-name="P1" draw:layer="layout" svg:x1="11.7cm" svg:y1="16.5cm" svg:x2="16.3cm" svg:y2="16.6cm">
          <text:p/>
        </draw:line>
        <draw:line draw:style-name="gr9" draw:text-style-name="P1" draw:layer="layout" svg:x1="11.7cm" svg:y1="16.6cm" svg:x2="11.7cm" svg:y2="13cm">
          <text:p/>
        </draw:line>
        <draw:line draw:style-name="gr9" draw:text-style-name="P1" draw:layer="layout" svg:x1="16.3cm" svg:y1="16.6cm" svg:x2="16.3cm" svg:y2="13cm">
          <text:p/>
        </draw:line>
        <draw:line draw:style-name="gr8" draw:text-style-name="P1" draw:layer="layout" svg:x1="8.5cm" svg:y1="18.5cm" svg:x2="8.4cm" svg:y2="11.5cm">
          <text:p/>
        </draw:line>
        <draw:line draw:style-name="gr8" draw:text-style-name="P1" draw:layer="layout" svg:x1="13.1cm" svg:y1="18.5cm" svg:x2="13cm" svg:y2="11.5cm">
          <text:p/>
        </draw:line>
        <draw:line draw:style-name="gr9" draw:text-style-name="P1" draw:layer="layout" svg:x1="11.7cm" svg:y1="12.9cm" svg:x2="16.3cm" svg:y2="13cm">
          <text:p/>
        </draw:line>
        <draw:line draw:style-name="gr9" draw:text-style-name="P1" draw:layer="layout" svg:x1="13cm" svg:y1="11.5cm" svg:x2="16.4cm" svg:y2="13.1cm">
          <text:p/>
        </draw:line>
        <draw:line draw:style-name="gr8" draw:text-style-name="P1" draw:layer="layout" svg:x1="8.4cm" svg:y1="11.4cm" svg:x2="13cm" svg:y2="11.5cm">
          <text:p/>
        </draw:line>
        <draw:line draw:style-name="gr9" draw:text-style-name="P1" draw:layer="layout" svg:x1="8.4cm" svg:y1="11.4cm" svg:x2="11.8cm" svg:y2="13cm">
          <text:p/>
        </draw:line>
        <draw:frame draw:style-name="gr5" draw:layer="layout" svg:width="4.058cm" svg:height="0.962cm" svg:x="1.242cm" svg:y="1.138cm">
          <draw:text-box>
            <text:p>Elemento #2</text:p>
          </draw:text-box>
        </draw:frame>
        <draw:frame draw:style-name="gr5" draw:text-style-name="P4" draw:layer="layout" svg:width="4.828cm" svg:height="4.075cm" svg:x="1.3cm" svg:y="2.326cm">
          <draw:text-box>
            <text:p><text:span text:style-name="T2">No 1: (i+1 , j <text:s text:c="4"/>, k <text:s text:c="5"/>)</text:span></text:p>
            <text:p><text:span text:style-name="T2">No 2: (i+2 , j <text:s text:c="4"/>, k <text:s text:c="5"/>)</text:span></text:p>
            <text:p><text:span text:style-name="T2">No 3: (i+2 , j+1 , k <text:s text:c="5"/>)</text:span></text:p>
            <text:p><text:span text:style-name="T2">No 4: (i+1 , j+1 , k <text:s text:c="5"/>)</text:span></text:p>
            <text:p><text:span text:style-name="T2">No 5: (i+1 , j <text:s text:c="4"/>, k+2 <text:s/>)</text:span></text:p>
            <text:p><text:span text:style-name="T2">No 6: (i+2 , j <text:s text:c="4"/>, k+2 <text:s/>)</text:span></text:p>
            <text:p><text:span text:style-name="T2">No 7: (i+2 , j+1 , k+1 <text:s/>)</text:span></text:p>
            <text:p><text:span text:style-name="T2">No 8: (i +1, j+1 , k+1 )</text:span></text:p>
          </draw:text-box>
        </draw:frame>
      </draw:page>
      <draw:page draw:name="page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frame draw:style-name="gr5" draw:layer="layout" svg:width="4.058cm" svg:height="0.962cm" svg:x="1.242cm" svg:y="1.138cm">
          <draw:text-box>
            <text:p>Elemento #3</text:p>
          </draw:text-box>
        </draw:frame>
        <draw:line draw:style-name="gr8" draw:text-style-name="P1" draw:layer="layout" svg:x1="13.1cm" svg:y1="18.5cm" svg:x2="13cm" svg:y2="11.5cm">
          <text:p/>
        </draw:line>
        <draw:line draw:style-name="gr8" draw:text-style-name="P1" draw:layer="layout" svg:x1="13.1cm" svg:y1="18.5cm" svg:x2="17.8cm" svg:y2="18.5cm">
          <text:p/>
        </draw:line>
        <draw:line draw:style-name="gr8" draw:text-style-name="P1" draw:layer="layout" svg:x1="17.8cm" svg:y1="18.5cm" svg:x2="17.8cm" svg:y2="7.8cm">
          <text:p/>
        </draw:line>
        <draw:line draw:style-name="gr8" draw:text-style-name="P1" draw:layer="layout" svg:x1="21cm" svg:y1="16.7cm" svg:x2="20.9cm" svg:y2="9.7cm">
          <text:p/>
        </draw:line>
        <draw:line draw:style-name="gr8" draw:text-style-name="P1" draw:layer="layout" svg:x1="17.8cm" svg:y1="18.5cm" svg:x2="21cm" svg:y2="16.7cm">
          <text:p/>
        </draw:line>
        <draw:line draw:style-name="gr9" draw:text-style-name="P1" draw:layer="layout" svg:x1="13.2cm" svg:y1="18.4cm" svg:x2="16.5cm" svg:y2="16.5cm">
          <text:p/>
        </draw:line>
        <draw:line draw:style-name="gr9" draw:text-style-name="P1" draw:layer="layout" svg:x1="16.3cm" svg:y1="16.6cm" svg:x2="21cm" svg:y2="16.6cm">
          <text:p/>
        </draw:line>
        <draw:line draw:style-name="gr9" draw:text-style-name="P1" draw:layer="layout" svg:x1="16.3cm" svg:y1="16.6cm" svg:x2="16.3cm" svg:y2="13cm">
          <text:p/>
        </draw:line>
        <draw:line draw:style-name="gr9" draw:text-style-name="P1" draw:layer="layout" svg:x1="13cm" svg:y1="11.5cm" svg:x2="16.4cm" svg:y2="13.1cm">
          <text:p/>
        </draw:line>
        <draw:line draw:style-name="gr9" draw:text-style-name="P1" draw:layer="layout" svg:x1="20.9cm" svg:y1="9.8cm" svg:x2="16.4cm" svg:y2="13.1cm">
          <text:p/>
        </draw:line>
        <draw:line draw:style-name="gr8" draw:text-style-name="P1" draw:layer="layout" svg:x1="17.8cm" svg:y1="7.8cm" svg:x2="13cm" svg:y2="11.5cm">
          <text:p/>
        </draw:line>
        <draw:line draw:style-name="gr10" draw:text-style-name="P1" draw:layer="layout" svg:x1="17.8cm" svg:y1="7.8cm" svg:x2="20.9cm" svg:y2="9.9cm">
          <text:p/>
        </draw:line>
        <draw:line draw:style-name="gr9" draw:text-style-name="P1" draw:layer="layout" svg:x1="16.5cm" svg:y1="16.6cm" svg:x2="21cm" svg:y2="16.6cm">
          <text:p/>
        </draw:line>
        <draw:frame draw:style-name="gr5" draw:text-style-name="P4" draw:layer="layout" svg:width="4.828cm" svg:height="4.075cm" svg:x="1.3cm" svg:y="2.327cm">
          <draw:text-box>
            <text:p><text:span text:style-name="T2">No 1: (i+2 , j <text:s text:c="4"/>, k <text:s text:c="5"/>)</text:span></text:p>
            <text:p><text:span text:style-name="T2">No 2: (i+3 , j <text:s text:c="4"/>, k <text:s text:c="5"/>)</text:span></text:p>
            <text:p><text:span text:style-name="T2">No 3: (i+3 , j+1 , k <text:s text:c="5"/>)</text:span></text:p>
            <text:p><text:span text:style-name="T2">No 4: (i+2 , j+1 , k <text:s text:c="5"/>)</text:span></text:p>
            <text:p><text:span text:style-name="T2">No 5: (i+2 , j <text:s text:c="4"/>, k+2 <text:s/>)</text:span></text:p>
            <text:p><text:span text:style-name="T2">No 6: (i+3 , j <text:s text:c="4"/>, k+3 <text:s/>)</text:span></text:p>
            <text:p><text:span text:style-name="T2">No 7: (i+3 , j+1 , k+2 <text:s/>)</text:span></text:p>
            <text:p><text:span text:style-name="T2">No 8: (i+2, <text:s/>j+1 , k+1 <text:s/>)</text:span></text:p>
          </draw:text-box>
        </draw:frame>
      </draw:page>
      <draw:page draw:name="page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7cm" svg:y1="16.5cm" svg:x2="11.7cm" svg:y2="12.9cm">
          <text:p/>
        </draw:line>
        <draw:line draw:style-name="gr9" draw:text-style-name="P1" draw:layer="layout" svg:x1="7.7cm" svg:y1="16.5cm" svg:x2="11.7cm" svg:y2="16.5cm">
          <text:p/>
        </draw:line>
        <draw:line draw:style-name="gr9" draw:text-style-name="P1" draw:layer="layout" svg:x1="7.7cm" svg:y1="9.5cm" svg:x2="7.7cm" svg:y2="16.5cm">
          <text:p/>
        </draw:line>
        <draw:line draw:style-name="gr9" draw:text-style-name="P1" draw:layer="layout" svg:x1="11.7cm" svg:y1="16.5cm" svg:x2="14.8cm" svg:y2="14.8cm">
          <text:p/>
        </draw:line>
        <draw:line draw:style-name="gr9" draw:text-style-name="P1" draw:layer="layout" svg:x1="10.6cm" svg:y1="14.8cm" svg:x2="14.6cm" svg:y2="14.8cm">
          <text:p/>
        </draw:line>
        <draw:line draw:style-name="gr9" draw:text-style-name="P1" draw:layer="layout" svg:x1="14.6cm" svg:y1="14.9cm" svg:x2="14.6cm" svg:y2="11.3cm">
          <text:p/>
        </draw:line>
        <draw:line draw:style-name="gr9" draw:text-style-name="P1" draw:layer="layout" svg:x1="10.6cm" svg:y1="7.9cm" svg:x2="10.6cm" svg:y2="14.9cm">
          <text:p/>
        </draw:line>
        <draw:line draw:style-name="gr9" draw:text-style-name="P1" draw:layer="layout" svg:x1="7.6cm" svg:y1="16.5cm" svg:x2="10.7cm" svg:y2="14.8cm">
          <text:p/>
        </draw:line>
        <draw:line draw:style-name="gr9" draw:text-style-name="P1" draw:layer="layout" svg:x1="7.6cm" svg:y1="9.6cm" svg:x2="10.7cm" svg:y2="7.9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7.7cm" svg:y1="9.5cm" svg:x2="11.7cm" svg:y2="13cm">
          <text:p/>
        </draw:line>
        <draw:line draw:style-name="gr9" draw:text-style-name="P1" draw:layer="layout" svg:x1="10.6cm" svg:y1="8cm" svg:x2="14.6cm" svg:y2="11.5cm">
          <text:p/>
        </draw:line>
        <draw:frame draw:style-name="gr5" draw:layer="layout" svg:width="4.058cm" svg:height="0.962cm" svg:x="1.242cm" svg:y="1.138cm">
          <draw:text-box>
            <text:p>Elemento #4</text:p>
          </draw:text-box>
        </draw:frame>
        <draw:frame draw:style-name="gr5" draw:text-style-name="P4" draw:layer="layout" svg:width="4.828cm" svg:height="4.075cm" svg:x="1.3cm" svg:y="2.328cm">
          <draw:text-box>
            <text:p><text:span text:style-name="T2">No 1: (i <text:s text:c="4"/>, j+1 , k <text:s text:c="5"/>)</text:span></text:p>
            <text:p><text:span text:style-name="T2">No 2: (i+1 , j+1 , k <text:s text:c="5"/>)</text:span></text:p>
            <text:p><text:span text:style-name="T2">No 3: (i+1 , j+2 , k <text:s text:c="5"/>)</text:span></text:p>
            <text:p><text:span text:style-name="T2">No 4: (i <text:s text:c="4"/>, j+2 , k <text:s text:c="5"/>)</text:span></text:p>
            <text:p><text:span text:style-name="T2">No 5: (i <text:s text:c="4"/>, j+1 , k+2 <text:s/>)</text:span></text:p>
            <text:p><text:span text:style-name="T2">No 6: (i+1 , j+1 , k+1 <text:s/>)</text:span></text:p>
            <text:p><text:span text:style-name="T2">No 7: (i+1 , j+2 , k+1 <text:s/>)</text:span></text:p>
            <text:p><text:span text:style-name="T2">No 8: (i <text:s text:c="4"/>, j+2 , k+2 <text:s/>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7cm" svg:y1="16.5cm" svg:x2="11.7cm" svg:y2="12.9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1.6cm" svg:y1="16.5cm" svg:x2="14.7cm" svg:y2="14.8cm">
          <text:p/>
        </draw:line>
        <draw:line draw:style-name="gr9" draw:text-style-name="P1" draw:layer="layout" svg:x1="11.7cm" svg:y1="16.5cm" svg:x2="16.5cm" svg:y2="16.6cm">
          <text:p/>
        </draw:line>
        <draw:line draw:style-name="gr9" draw:text-style-name="P1" draw:layer="layout" svg:x1="14.5cm" svg:y1="14.8cm" svg:x2="19.3cm" svg:y2="14.9cm">
          <text:p/>
        </draw:line>
        <draw:line draw:style-name="gr9" draw:text-style-name="P1" draw:layer="layout" svg:x1="16.1cm" svg:y1="16.7cm" svg:x2="19.2cm" svg:y2="15cm">
          <text:p/>
        </draw:line>
        <draw:line draw:style-name="gr9" draw:text-style-name="P1" draw:layer="layout" svg:x1="19.3cm" svg:y1="15cm" svg:x2="19.3cm" svg:y2="11.4cm">
          <text:p/>
        </draw:line>
        <draw:line draw:style-name="gr9" draw:text-style-name="P1" draw:layer="layout" svg:x1="16.4cm" svg:y1="16.5cm" svg:x2="16.4cm" svg:y2="12.9cm">
          <text:p/>
        </draw:line>
        <draw:line draw:style-name="gr9" draw:text-style-name="P1" draw:layer="layout" svg:x1="11.7cm" svg:y1="12.9cm" svg:x2="16.5cm" svg:y2="13cm">
          <text:p/>
        </draw:line>
        <draw:line draw:style-name="gr9" draw:text-style-name="P1" draw:layer="layout" svg:x1="14.5cm" svg:y1="11.4cm" svg:x2="19.3cm" svg:y2="11.5cm">
          <text:p/>
        </draw:line>
        <draw:line draw:style-name="gr9" draw:text-style-name="P1" draw:layer="layout" svg:x1="16.3cm" svg:y1="13.1cm" svg:x2="19.4cm" svg:y2="11.4cm">
          <text:p/>
        </draw:line>
        <draw:frame draw:style-name="gr5" draw:layer="layout" svg:width="4.058cm" svg:height="0.962cm" svg:x="1.242cm" svg:y="1.138cm">
          <draw:text-box>
            <text:p>Elemento #5</text:p>
          </draw:text-box>
        </draw:frame>
        <draw:frame draw:style-name="gr5" draw:text-style-name="P4" draw:layer="layout" svg:width="4.828cm" svg:height="4.075cm" svg:x="1.3cm" svg:y="2.329cm">
          <draw:text-box>
            <text:p><text:span text:style-name="T2">No 1: (i+1 , j+1 , k <text:s text:c="5"/>)</text:span></text:p>
            <text:p><text:span text:style-name="T2">No 2: (i+2 , j+1 , k <text:s text:c="5"/>)</text:span></text:p>
            <text:p><text:span text:style-name="T2">No 3: (i+2 , j+2 , k <text:s text:c="5"/>)</text:span></text:p>
            <text:p><text:span text:style-name="T2">No 4: (i+1 , j+2 , k <text:s text:c="5"/>)</text:span></text:p>
            <text:p><text:span text:style-name="T2">No 5: (i+1 , j+1 , k+1 <text:s/>)</text:span></text:p>
            <text:p><text:span text:style-name="T2">No 6: (i+2 , j+1 , k+1 <text:s/>)</text:span></text:p>
            <text:p><text:span text:style-name="T2">No 7: (i+2 , j+2 , k+1 <text:s/>)</text:span></text:p>
            <text:p><text:span text:style-name="T2">No 8: (i+1 , j+2 , k+1 <text:s/>)</text:span></text:p>
          </draw:text-box>
        </draw:frame>
      </draw:page>
      <draw:page draw:name="page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9.3cm" svg:y1="15cm" svg:x2="19.3cm" svg:y2="11.4cm">
          <text:p/>
        </draw:line>
        <draw:line draw:style-name="gr9" draw:text-style-name="P1" draw:layer="layout" svg:x1="16.4cm" svg:y1="16.5cm" svg:x2="16.4cm" svg:y2="12.9cm">
          <text:p/>
        </draw:line>
        <draw:line draw:style-name="gr9" draw:text-style-name="P1" draw:layer="layout" svg:x1="16.3cm" svg:y1="13.1cm" svg:x2="19.4cm" svg:y2="11.4cm">
          <text:p/>
        </draw:line>
        <draw:line draw:style-name="gr9" draw:text-style-name="P1" draw:layer="layout" svg:x1="16.3cm" svg:y1="16.6cm" svg:x2="19.4cm" svg:y2="14.9cm">
          <text:p/>
        </draw:line>
        <draw:line draw:style-name="gr9" draw:text-style-name="P1" draw:layer="layout" svg:x1="16.5cm" svg:y1="16.6cm" svg:x2="21cm" svg:y2="16.6cm">
          <text:p/>
        </draw:line>
        <draw:line draw:style-name="gr9" draw:text-style-name="P1" draw:layer="layout" svg:x1="19.4cm" svg:y1="14.9cm" svg:x2="23.9cm" svg:y2="14.9cm">
          <text:p/>
        </draw:line>
        <draw:line draw:style-name="gr9" draw:text-style-name="P1" draw:layer="layout" svg:x1="16.5cm" svg:y1="16.6cm" svg:x2="21cm" svg:y2="16.6cm">
          <text:p/>
        </draw:line>
        <draw:line draw:style-name="gr8" draw:text-style-name="P1" draw:layer="layout" svg:x1="21cm" svg:y1="16.7cm" svg:x2="20.9cm" svg:y2="9.7cm">
          <text:p/>
        </draw:line>
        <draw:line draw:style-name="gr8" draw:text-style-name="P1" draw:layer="layout" svg:x1="24cm" svg:y1="14.9cm" svg:x2="23.9cm" svg:y2="7.9cm">
          <text:p/>
        </draw:line>
        <draw:line draw:style-name="gr10" draw:text-style-name="P1" draw:layer="layout" svg:x1="21cm" svg:y1="16.6cm" svg:x2="24.1cm" svg:y2="14.9cm">
          <text:p/>
        </draw:line>
        <draw:line draw:style-name="gr10" draw:text-style-name="P1" draw:layer="layout" svg:x1="20.8cm" svg:y1="9.7cm" svg:x2="23.9cm" svg:y2="8cm">
          <text:p/>
        </draw:line>
        <draw:line draw:style-name="gr9" draw:text-style-name="P2" draw:layer="layout" svg:x1="16.3cm" svg:y1="13cm" svg:x2="20.8cm" svg:y2="9.7cm">
          <text:p/>
        </draw:line>
        <draw:line draw:style-name="gr9" draw:text-style-name="P2" draw:layer="layout" svg:x1="19.4cm" svg:y1="11.4cm" svg:x2="23.8cm" svg:y2="8.1cm">
          <text:p/>
        </draw:line>
        <draw:frame draw:style-name="gr5" draw:layer="layout" svg:width="4.058cm" svg:height="0.962cm" svg:x="1.242cm" svg:y="1.138cm">
          <draw:text-box>
            <text:p>Elemento #6</text:p>
          </draw:text-box>
        </draw:frame>
        <draw:frame draw:style-name="gr5" draw:text-style-name="P4" draw:layer="layout" svg:width="4.828cm" svg:height="4.075cm" svg:x="1.3cm" svg:y="2.33cm">
          <draw:text-box>
            <text:p><text:span text:style-name="T2">No 1: (i+2 , j+1 , k <text:s text:c="5"/>)</text:span></text:p>
            <text:p><text:span text:style-name="T2">No 2: (i+3 , j+1 , k <text:s text:c="5"/>)</text:span></text:p>
            <text:p><text:span text:style-name="T2">No 3: (i+3 , j+2 , k <text:s text:c="5"/>)</text:span></text:p>
            <text:p><text:span text:style-name="T2">No 4: (i+2 , j+2 , k <text:s text:c="5"/>)</text:span></text:p>
            <text:p><text:span text:style-name="T2">No 5: (i+2 , j+1 , k+1 <text:s/>)</text:span></text:p>
            <text:p><text:span text:style-name="T2">No 6: (i+3 , j+1 , k+2 <text:s/>)</text:span></text:p>
            <text:p><text:span text:style-name="T2">No 7: (i+3 , j+2 , k+2 <text:s/>)</text:span></text:p>
            <text:p><text:span text:style-name="T2">No 8: (i+2 , j+2 , k+1 <text:s/>)</text:span></text:p>
          </draw:text-box>
        </draw:frame>
      </draw:page>
      <draw:page draw:name="page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0.6cm" svg:y1="14.8cm" svg:x2="14.7cm" svg:y2="14.8cm">
          <text:p/>
        </draw:line>
        <draw:line draw:style-name="gr9" draw:text-style-name="P2" draw:layer="layout" svg:x1="12.8cm" svg:y1="13.5cm" svg:x2="16.9cm" svg:y2="13.5cm">
          <text:p/>
        </draw:line>
        <draw:line draw:style-name="gr9" draw:text-style-name="P2" draw:layer="layout" svg:x1="14.7cm" svg:y1="14.8cm" svg:x2="17cm" svg:y2="13.5cm">
          <text:p/>
        </draw:line>
        <draw:line draw:style-name="gr9" draw:text-style-name="P2" draw:layer="layout" svg:x1="10.6cm" svg:y1="14.8cm" svg:x2="12.9cm" svg:y2="13.5cm">
          <text:p/>
        </draw:line>
        <draw:line draw:style-name="gr9" draw:text-style-name="P1" draw:layer="layout" svg:x1="10.6cm" svg:y1="7.9cm" svg:x2="10.6cm" svg:y2="14.9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0.5cm" svg:y1="7.9cm" svg:x2="14.5cm" svg:y2="11.4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1" draw:layer="layout" svg:x1="17cm" svg:y1="6.7cm" svg:x2="17cm" svg:y2="13.7cm">
          <text:p/>
        </draw:line>
        <draw:line draw:style-name="gr9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frame draw:style-name="gr5" draw:layer="layout" svg:width="4.058cm" svg:height="0.962cm" svg:x="1.242cm" svg:y="1.138cm">
          <draw:text-box>
            <text:p>Elemento #7</text:p>
          </draw:text-box>
        </draw:frame>
        <draw:frame draw:style-name="gr5" draw:text-style-name="P4" draw:layer="layout" svg:width="4.828cm" svg:height="4.075cm" svg:x="1.3cm" svg:y="2.331cm">
          <draw:text-box>
            <text:p><text:span text:style-name="T2">No 1: (i <text:s text:c="4"/>, j+2 , k <text:s text:c="5"/>)</text:span></text:p>
            <text:p><text:span text:style-name="T2">No 2: (i+1 , j+2 , k <text:s text:c="5"/>)</text:span></text:p>
            <text:p><text:span text:style-name="T2">No 3: (i+1 , j+3 , k <text:s text:c="5"/>)</text:span></text:p>
            <text:p><text:span text:style-name="T2">No 4: (i <text:s text:c="4"/>, j+3 , k <text:s text:c="5"/>)</text:span></text:p>
            <text:p><text:span text:style-name="T2">No 5: (i <text:s text:c="4"/>, j+2 , k+2 <text:s/>)</text:span></text:p>
            <text:p><text:span text:style-name="T2">No 6: (i+1 , j+2 , k+1 <text:s/>)</text:span></text:p>
            <text:p><text:span text:style-name="T2">No 7: (i+1 , j+3 , k+2 <text:s/>)</text:span></text:p>
            <text:p><text:span text:style-name="T2">No 8: (i <text:s text:c="4"/>, j+3 , k+3 <text:s/>)</text:span></text:p>
          </draw:text-box>
        </draw:frame>
      </draw:page>
      <draw:page draw:name="page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4.7cm" svg:y1="14.8cm" svg:x2="17cm" svg:y2="13.5cm">
          <text:p/>
        </draw:line>
        <draw:line draw:style-name="gr9" draw:text-style-name="P1" draw:layer="layout" svg:x1="17cm" svg:y1="6.7cm" svg:x2="17cm" svg:y2="13.7cm">
          <text:p/>
        </draw:line>
        <draw:line draw:style-name="gr9" draw:text-style-name="P2" draw:layer="layout" svg:x1="19.2cm" svg:y1="14.9cm" svg:x2="21.5cm" svg:y2="13.6cm">
          <text:p/>
        </draw:line>
        <draw:line draw:style-name="gr9" draw:text-style-name="P1" draw:layer="layout" svg:x1="14.5cm" svg:y1="14.8cm" svg:x2="19.3cm" svg:y2="14.9cm">
          <text:p/>
        </draw:line>
        <draw:line draw:style-name="gr9" draw:text-style-name="P1" draw:layer="layout" svg:x1="17cm" svg:y1="13.5cm" svg:x2="21.5cm" svg:y2="13.5cm">
          <text:p/>
        </draw:line>
        <draw:line draw:style-name="gr9" draw:text-style-name="P1" draw:layer="layout" svg:x1="21.5cm" svg:y1="6.6cm" svg:x2="21.5cm" svg:y2="13.6cm">
          <text:p/>
        </draw:line>
        <draw:line draw:style-name="gr9" draw:text-style-name="P2" draw:layer="layout" svg:x1="17cm" svg:y1="6.6cm" svg:x2="21.5cm" svg:y2="6.6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9.3cm" svg:y1="14.9cm" svg:x2="19.3cm" svg:y2="11.3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9" draw:text-style-name="P1" draw:layer="layout" svg:x1="14.4cm" svg:y1="11.3cm" svg:x2="19.2cm" svg:y2="11.4cm">
          <text:p/>
        </draw:line>
        <draw:frame draw:style-name="gr5" draw:layer="layout" svg:width="4.058cm" svg:height="0.962cm" svg:x="1.242cm" svg:y="1.138cm">
          <draw:text-box>
            <text:p>Elemento #8</text:p>
          </draw:text-box>
        </draw:frame>
        <draw:frame draw:style-name="gr5" draw:text-style-name="P4" draw:layer="layout" svg:width="4.828cm" svg:height="4.075cm" svg:x="1.3cm" svg:y="2.332cm">
          <draw:text-box>
            <text:p><text:span text:style-name="T2">No 1: (i+1 , j+2 , k <text:s text:c="5"/>)</text:span></text:p>
            <text:p><text:span text:style-name="T2">No 2: (i+2 , j+2 , k <text:s text:c="5"/>)</text:span></text:p>
            <text:p><text:span text:style-name="T2">No 3: (i+2 , j+3 , k <text:s text:c="5"/>)</text:span></text:p>
            <text:p><text:span text:style-name="T2">No 4: (i+1 , j+3 , k <text:s text:c="5"/>)</text:span></text:p>
            <text:p><text:span text:style-name="T2">No 5: (i+1 , j+2 , k+1 <text:s/>)</text:span></text:p>
            <text:p><text:span text:style-name="T2">No 6: (i+2 , j+2 , k+1 <text:s/>)</text:span></text:p>
            <text:p><text:span text:style-name="T2">No 7: (i+2 , j+3 , k+2 <text:s/>)</text:span></text:p>
            <text:p><text:span text:style-name="T2">No 8: (i+1 , j+3 , k+2 <text:s/>)</text:span></text:p>
          </draw:text-box>
        </draw:frame>
      </draw:page>
      <draw:page draw:name="page1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8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9.2cm" svg:y1="14.9cm" svg:x2="21.5cm" svg:y2="13.6cm">
          <text:p/>
        </draw:line>
        <draw:line draw:style-name="gr9" draw:text-style-name="P1" draw:layer="layout" svg:x1="21.5cm" svg:y1="6.6cm" svg:x2="21.5cm" svg:y2="13.6cm">
          <text:p/>
        </draw:line>
        <draw:line draw:style-name="gr9" draw:text-style-name="P1" draw:layer="layout" svg:x1="19.3cm" svg:y1="14.9cm" svg:x2="19.3cm" svg:y2="11.3cm">
          <text:p/>
        </draw:line>
        <draw:line draw:style-name="gr9" draw:text-style-name="P2" draw:layer="layout" svg:x1="19.2cm" svg:y1="11.5cm" svg:x2="21.5cm" svg:y2="6.7cm">
          <text:p/>
        </draw:line>
        <draw:line draw:style-name="gr10" draw:text-style-name="P2" draw:layer="layout" svg:x1="24cm" svg:y1="14.9cm" svg:x2="26.3cm" svg:y2="13.6cm">
          <text:p/>
        </draw:line>
        <draw:line draw:style-name="gr10" draw:text-style-name="P1" draw:layer="layout" svg:x1="24cm" svg:y1="8cm" svg:x2="24cm" svg:y2="15cm">
          <text:p/>
        </draw:line>
        <draw:line draw:style-name="gr9" draw:text-style-name="P2" draw:layer="layout" svg:x1="19.3cm" svg:y1="11.4cm" svg:x2="24.1cm" svg:y2="8cm">
          <text:p/>
        </draw:line>
        <draw:line draw:style-name="gr9" draw:text-style-name="P2" draw:layer="layout" svg:x1="19.3cm" svg:y1="14.9cm" svg:x2="23.9cm" svg:y2="14.9cm">
          <text:p/>
        </draw:line>
        <draw:line draw:style-name="gr9" draw:text-style-name="P2" draw:layer="layout" svg:x1="21.7cm" svg:y1="13.6cm" svg:x2="26.3cm" svg:y2="13.6cm">
          <text:p/>
        </draw:line>
        <draw:line draw:style-name="gr9" draw:text-style-name="P2" draw:layer="layout" svg:x1="21.5cm" svg:y1="6.6cm" svg:x2="26.4cm" svg:y2="2.9cm">
          <text:p/>
        </draw:line>
        <draw:line draw:style-name="gr8" draw:text-style-name="P2" draw:layer="layout" svg:x1="26.3cm" svg:y1="2.9cm" svg:x2="23.9cm" svg:y2="8.3cm">
          <text:p/>
        </draw:line>
        <draw:frame draw:style-name="gr5" draw:layer="layout" svg:width="4.058cm" svg:height="0.962cm" svg:x="1.242cm" svg:y="1.138cm">
          <draw:text-box>
            <text:p>Elemento #9</text:p>
          </draw:text-box>
        </draw:frame>
        <draw:frame draw:style-name="gr5" draw:text-style-name="P4" draw:layer="layout" svg:width="4.828cm" svg:height="4.075cm" svg:x="1.3cm" svg:y="2.333cm">
          <draw:text-box>
            <text:p><text:span text:style-name="T2">No 1: (i+2 , j+2 , k <text:s text:c="5"/>)</text:span></text:p>
            <text:p><text:span text:style-name="T2">No 2: (i+3 , j+2 , k <text:s text:c="5"/>)</text:span></text:p>
            <text:p><text:span text:style-name="T2">No 3: (i+3 , j+3 , k <text:s text:c="5"/>)</text:span></text:p>
            <text:p><text:span text:style-name="T2">No 4: (i+2 , j+3 , k <text:s text:c="5"/>)</text:span></text:p>
            <text:p><text:span text:style-name="T2">No 5: (i+2 , j+2 , k+1 <text:s/>)</text:span></text:p>
            <text:p><text:span text:style-name="T2">No 6: (i+3 , j+2 , k+2 <text:s/>)</text:span></text:p>
            <text:p><text:span text:style-name="T2">No 7: (i+3 , j+3 , k+3 <text:s/>)</text:span></text:p>
            <text:p><text:span text:style-name="T2">No 8: (i+2 , j+3 , k+2 <text:s/>)</text:span></text:p>
          </draw:text-box>
        </draw:frame>
      </draw:page>
      <draw:page draw:name="page1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11.7cm" svg:y1="12.9cm" svg:x2="16.5cm" svg:y2="13cm">
          <text:p/>
        </draw:line>
        <draw:line draw:style-name="gr9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11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line draw:style-name="gr9" draw:text-style-name="P1" draw:layer="layout" svg:x1="13cm" svg:y1="11.5cm" svg:x2="16.4cm" svg:y2="13.1cm">
          <text:p/>
        </draw:line>
        <draw:line draw:style-name="gr9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11" draw:text-style-name="P1" draw:layer="layout" svg:x1="17.8cm" svg:y1="7.8cm" svg:x2="13cm" svg:y2="11.5cm">
          <text:p/>
        </draw:line>
        <draw:line draw:style-name="gr11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9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11" draw:text-style-name="P2" draw:layer="layout" svg:x1="17cm" svg:y1="6.6cm" svg:x2="12.9cm" svg:y2="2.9cm">
          <text:p/>
        </draw:line>
        <draw:line draw:style-name="gr9" draw:text-style-name="P2" draw:layer="layout" svg:x1="17cm" svg:y1="6.6cm" svg:x2="21.5cm" svg:y2="6.6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11" draw:text-style-name="P2" draw:layer="layout" svg:x1="21.5cm" svg:y1="6.6cm" svg:x2="26.4cm" svg:y2="2.9cm">
          <text:p/>
        </draw:line>
        <draw:line draw:style-name="gr11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layer="layout" svg:width="4.409cm" svg:height="0.962cm" svg:x="1.242cm" svg:y="1.138cm">
          <draw:text-box>
            <text:p>Elemento #10</text:p>
          </draw:text-box>
        </draw:frame>
        <draw:frame draw:style-name="gr5" draw:text-style-name="P4" draw:layer="layout" svg:width="4.828cm" svg:height="4.075cm" svg:x="1.3cm" svg:y="2.234cm">
          <draw:text-box>
            <text:p><text:span text:style-name="T2">No 1: (i+1 , j+1 , k+1 <text:s/>)</text:span></text:p>
            <text:p><text:span text:style-name="T2">No 2: (i+2 , j+1 , k+1 <text:s/>)</text:span></text:p>
            <text:p><text:span text:style-name="T2">No 3: (i+2 , j+2 , k+1 <text:s/>)</text:span></text:p>
            <text:p><text:span text:style-name="T2">No 4: (i+1 , j+3 , k+1 <text:s/>)</text:span></text:p>
            <text:p><text:span text:style-name="T2">No 5: (i+1 , j <text:s text:c="4"/>, k+2 <text:s/>)</text:span></text:p>
            <text:p><text:span text:style-name="T2">No 6: (i+2 , j <text:s text:c="4"/>, k+2 <text:s/>)</text:span></text:p>
            <text:p><text:span text:style-name="T2">No 7: (i+2 , j+3 , k+2 <text:s/>)</text:span></text:p>
            <text:p><text:span text:style-name="T2">No 8: (i+1 , j+3 , k+2 <text:s/>)</text:span></text:p>
          </draw:text-box>
        </draw:frame>
      </draw:page>
      <draw:page draw:name="page1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8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9" draw:text-style-name="P1" draw:layer="layout" svg:x1="4.4cm" svg:y1="7.8cm" svg:x2="8.4cm" svg:y2="11.5cm">
          <text:p/>
        </draw:line>
        <draw:line draw:style-name="gr9" draw:text-style-name="P1" draw:layer="layout" svg:x1="4.4cm" svg:y1="7.8cm" svg:x2="7.6cm" svg:y2="9.6cm">
          <text:p/>
        </draw:line>
        <draw:line draw:style-name="gr9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line draw:style-name="gr11" draw:text-style-name="P1" draw:layer="layout" svg:x1="13cm" svg:y1="11.5cm" svg:x2="16.4cm" svg:y2="13.1cm">
          <text:p/>
        </draw:line>
        <draw:line draw:style-name="gr11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11" draw:text-style-name="P1" draw:layer="layout" svg:x1="17.8cm" svg:y1="7.8cm" svg:x2="13cm" svg:y2="11.5cm">
          <text:p/>
        </draw:line>
        <draw:line draw:style-name="gr11" draw:text-style-name="P1" draw:layer="layout" svg:x1="17.8cm" svg:y1="7.8cm" svg:x2="20.9cm" svg:y2="9.9cm">
          <text:p/>
        </draw:line>
        <draw:line draw:style-name="gr9" draw:text-style-name="P1" draw:layer="layout" svg:x1="7.6cm" svg:y1="9.6cm" svg:x2="10.7cm" svg:y2="7.9cm">
          <text:p/>
        </draw:line>
        <draw:line draw:style-name="gr11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9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9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line draw:style-name="gr11" draw:text-style-name="P2" draw:layer="layout" svg:x1="17cm" svg:y1="6.6cm" svg:x2="21.5cm" svg:y2="6.6cm">
          <text:p/>
        </draw:line>
        <draw:line draw:style-name="gr9" draw:text-style-name="P2" draw:layer="layout" svg:x1="14.5cm" svg:y1="11.4cm" svg:x2="17cm" svg:y2="6.6cm">
          <text:p/>
        </draw:line>
        <draw:line draw:style-name="gr11" draw:text-style-name="P2" draw:layer="layout" svg:x1="19.2cm" svg:y1="11.5cm" svg:x2="21.5cm" svg:y2="6.7cm">
          <text:p/>
        </draw:line>
        <draw:line draw:style-name="gr11" draw:text-style-name="P2" draw:layer="layout" svg:x1="21.5cm" svg:y1="6.6cm" svg:x2="26.4cm" svg:y2="2.9cm">
          <text:p/>
        </draw:line>
        <draw:line draw:style-name="gr11" draw:text-style-name="P2" draw:layer="layout" svg:x1="26.3cm" svg:y1="2.9cm" svg:x2="23.9cm" svg:y2="8cm">
          <text:p/>
        </draw:line>
        <draw:line draw:style-name="gr11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1</text:span></text:p>
          </draw:text-box>
        </draw:frame>
        <draw:frame draw:style-name="gr5" draw:text-style-name="P4" draw:layer="layout" svg:width="4.828cm" svg:height="4.075cm" svg:x="1.3cm" svg:y="2.235cm">
          <draw:text-box>
            <text:p><text:span text:style-name="T2">No 1: (i <text:s text:c="4"/>, j+1 , k+2 <text:s/>)</text:span></text:p>
            <text:p><text:span text:style-name="T2">No 2: (i+1 , j+1 , k+1 <text:s/>)</text:span></text:p>
            <text:p><text:span text:style-name="T2">No 3: (i+1 , j+2 , k+1 <text:s/>)</text:span></text:p>
            <text:p><text:span text:style-name="T2">No 4: (i <text:s text:c="4"/>, j+2 , k+2 <text:s/>)</text:span></text:p>
            <text:p><text:span text:style-name="T2">No 5: (i <text:s text:c="4"/>, j <text:s text:c="4"/>, k+3 <text:s/>)</text:span></text:p>
            <text:p><text:span text:style-name="T2">No 6: (i+1 , j <text:s text:c="4"/>, k+2 <text:s/>)</text:span></text:p>
            <text:p><text:span text:style-name="T2">No 7: (i+1 , j+3 , k+2 <text:s/>)</text:span></text:p>
            <text:p><text:span text:style-name="T2">No 8: (i <text:s text:c="4"/>, j+3 , k+3 <text:s/>)</text:span></text:p>
          </draw:text-box>
        </draw:frame>
      </draw:page>
      <draw:page draw:name="page1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8" draw:text-style-name="P1" draw:layer="layout" svg:x1="17.8cm" svg:y1="7.9cm" svg:x2="26.3cm" svg:y2="3cm">
          <text:p/>
        </draw:line>
        <draw:line draw:style-name="gr13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1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11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11" draw:text-style-name="P1" draw:layer="layout" svg:x1="8.4cm" svg:y1="11.4cm" svg:x2="11.8cm" svg:y2="13.1cm">
          <text:p/>
        </draw:line>
        <draw:line draw:style-name="gr9" draw:text-style-name="P1" draw:layer="layout" svg:x1="13cm" svg:y1="11.5cm" svg:x2="16.4cm" svg:y2="13.1cm">
          <text:p/>
        </draw:line>
        <draw:line draw:style-name="gr11" draw:text-style-name="P1" draw:layer="layout" svg:x1="8.4cm" svg:y1="11.4cm" svg:x2="13cm" svg:y2="11.5cm">
          <text:p/>
        </draw:line>
        <draw:line draw:style-name="gr9" draw:text-style-name="P1" draw:layer="layout" svg:x1="20.9cm" svg:y1="9.8cm" svg:x2="16.4cm" svg:y2="13.1cm">
          <text:p/>
        </draw:line>
        <draw:line draw:style-name="gr10" draw:text-style-name="P1" draw:layer="layout" svg:x1="17.8cm" svg:y1="7.8cm" svg:x2="13cm" svg:y2="11.5cm">
          <text:p/>
        </draw:line>
        <draw:line draw:style-name="gr10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9" draw:text-style-name="P1" draw:layer="layout" svg:x1="16.3cm" svg:y1="13.1cm" svg:x2="19.4cm" svg:y2="11.4cm">
          <text:p/>
        </draw:line>
        <draw:line draw:style-name="gr10" draw:text-style-name="P1" draw:layer="layout" svg:x1="20.8cm" svg:y1="9.9cm" svg:x2="23.9cm" svg:y2="8cm">
          <text:p/>
        </draw:line>
        <draw:line draw:style-name="gr9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11" draw:text-style-name="P2" draw:layer="layout" svg:x1="17cm" svg:y1="6.6cm" svg:x2="12.9cm" svg:y2="2.9cm">
          <text:p/>
        </draw:line>
        <draw:line draw:style-name="gr11" draw:text-style-name="P2" draw:layer="layout" svg:x1="17cm" svg:y1="6.6cm" svg:x2="21.5cm" svg:y2="6.6cm">
          <text:p/>
        </draw:line>
        <draw:line draw:style-name="gr11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9" draw:text-style-name="P2" draw:layer="layout" svg:x1="21.5cm" svg:y1="6.6cm" svg:x2="26.4cm" svg:y2="2.9cm">
          <text:p/>
        </draw:line>
        <draw:line draw:style-name="gr10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11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2</text:span></text:p>
          </draw:text-box>
        </draw:frame>
        <draw:frame draw:style-name="gr5" draw:text-style-name="P4" draw:layer="layout" svg:width="4.828cm" svg:height="4.075cm" svg:x="1.3cm" svg:y="2.236cm">
          <draw:text-box>
            <text:p><text:span text:style-name="T2">No 1: (i+2 , j+1, <text:s/>k+1 <text:s/>)</text:span></text:p>
            <text:p><text:span text:style-name="T2">No 2: (i+3 , j+1 , k+2 <text:s/>)</text:span></text:p>
            <text:p><text:span text:style-name="T2">No 3: (i+3 , j+2 , k+2 <text:s/>)</text:span></text:p>
            <text:p><text:span text:style-name="T2">No 4: (i+2 , j+2 , k+1 <text:s/>)</text:span></text:p>
            <text:p><text:span text:style-name="T2">No 5: (i+2 , j <text:s text:c="4"/>, k+2 <text:s/>)</text:span></text:p>
            <text:p><text:span text:style-name="T2">No 6: (i+3 , j <text:s text:c="4"/>, k+3 <text:s/>)</text:span></text:p>
            <text:p><text:span text:style-name="T2">No 7: (i+3 , j+3 , k+3 <text:s/>)</text:span></text:p>
            <text:p><text:span text:style-name="T2">No 8: (i+2 , j+3 , k+2 <text:s/>)</text:span></text:p>
          </draw:text-box>
        </draw:frame>
      </draw:page>
      <draw:page draw:name="page1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8" draw:text-style-name="P1" draw:layer="layout" svg:x1="4.4cm" svg:y1="7.8cm" svg:x2="17.8cm" svg:y2="7.9cm">
          <text:p/>
        </draw:line>
        <draw:line draw:style-name="gr8" draw:text-style-name="P1" draw:layer="layout" svg:x1="17.8cm" svg:y1="7.9cm" svg:x2="26.3cm" svg:y2="3cm">
          <text:p/>
        </draw:line>
        <draw:line draw:style-name="gr8" draw:text-style-name="P1" draw:layer="layout" svg:x1="4.4cm" svg:y1="7.8cm" svg:x2="12.9cm" svg:y2="2.9cm">
          <text:p/>
        </draw:line>
        <draw:line draw:style-name="gr8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1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9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11" draw:text-style-name="P1" draw:layer="layout" svg:x1="8.4cm" svg:y1="11.4cm" svg:x2="11.8cm" svg:y2="13.1cm">
          <text:p/>
        </draw:line>
        <draw:line draw:style-name="gr11" draw:text-style-name="P1" draw:layer="layout" svg:x1="13cm" svg:y1="11.5cm" svg:x2="16.4cm" svg:y2="13.1cm">
          <text:p/>
        </draw:line>
        <draw:line draw:style-name="gr9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9" draw:text-style-name="P1" draw:layer="layout" svg:x1="17.8cm" svg:y1="7.8cm" svg:x2="13cm" svg:y2="11.5cm">
          <text:p/>
        </draw:line>
        <draw:line draw:style-name="gr12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11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1.041cm" svg:y1="16.665cm" svg:x2="21.041cm" svg:y2="6.0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line draw:style-name="gr9" draw:text-style-name="P2" draw:layer="layout" svg:x1="17cm" svg:y1="6.6cm" svg:x2="21.5cm" svg:y2="6.6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9.2cm" svg:y1="11.5cm" svg:x2="21.5cm" svg:y2="6.7cm">
          <text:p/>
        </draw:line>
        <draw:line draw:style-name="gr9" draw:text-style-name="P2" draw:layer="layout" svg:x1="21.5cm" svg:y1="6.6cm" svg:x2="26.4cm" svg:y2="2.9cm">
          <text:p/>
        </draw:line>
        <draw:line draw:style-name="gr12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3</text:span></text:p>
          </draw:text-box>
        </draw:frame>
        <draw:frame draw:style-name="gr5" draw:text-style-name="P4" draw:layer="layout" svg:width="4.828cm" svg:height="4.075cm" svg:x="1.3cm" svg:y="2.237cm">
          <draw:text-box>
            <text:p><text:span text:style-name="T2">No 1: (i+1 , j <text:s text:c="3"/>, <text:s/>k+2 <text:s/>)</text:span></text:p>
            <text:p><text:span text:style-name="T2">No 2: (i+2 , j <text:s text:c="3"/>, k+2 <text:s/>)</text:span></text:p>
            <text:p><text:span text:style-name="T2">No 3: (i+2 , j+3 , k+2 <text:s/>)</text:span></text:p>
            <text:p><text:span text:style-name="T2">No 4: (i+1 , j+3 , k+2 <text:s/>)</text:span></text:p>
            <text:p><text:span text:style-name="T2">No 5: (i <text:s text:c="5"/>,j <text:s text:c="3"/>, k+3 <text:s/>)</text:span></text:p>
            <text:p><text:span text:style-name="T2">No 6: (i+3 , j <text:s text:c="4"/>, k+3 <text:s/>)</text:span></text:p>
            <text:p><text:span text:style-name="T2">No 7: (i+3 , j+3 , k+3 <text:s/>)</text:span></text:p>
            <text:p><text:span text:style-name="T2">No 8: (i <text:s text:c="4"/>, j+3 , k+3 <text:s/>)</text:span></text:p>
          </draw:text-box>
        </draw:frame>
      </draw:page>
      <draw:page draw:name="page15" draw:style-name="dp1" draw:master-page-name="Padrão">
        <draw:line draw:style-name="gr1" draw:text-style-name="P1" draw:layer="layout" svg:x1="16.575cm" svg:y1="11.442cm" svg:x2="23.018cm" svg:y2="11.497cm">
          <text:p/>
        </draw:line>
        <draw:line draw:style-name="gr2" draw:text-style-name="P1" draw:layer="layout" svg:x1="16.575cm" svg:y1="11.442cm" svg:x2="20.662cm" svg:y2="8.742cm">
          <text:p/>
        </draw:line>
        <draw:line draw:style-name="gr1" draw:text-style-name="P1" draw:layer="layout" svg:x1="23.018cm" svg:y1="11.497cm" svg:x2="27.105cm" svg:y2="8.797cm">
          <text:p/>
        </draw:line>
        <draw:line draw:style-name="gr2" draw:text-style-name="P1" draw:layer="layout" svg:x1="20.662cm" svg:y1="8.742cm" svg:x2="27.105cm" svg:y2="8.797cm">
          <text:p/>
        </draw:line>
        <draw:line draw:style-name="gr1" draw:text-style-name="P1" draw:layer="layout" svg:x1="16.575cm" svg:y1="11.442cm" svg:x2="16.575cm" svg:y2="5.6cm">
          <text:p/>
        </draw:line>
        <draw:line draw:style-name="gr1" draw:text-style-name="P1" draw:layer="layout" svg:x1="23.018cm" svg:y1="11.498cm" svg:x2="23.018cm" svg:y2="5.656cm">
          <text:p/>
        </draw:line>
        <draw:line draw:style-name="gr1" draw:text-style-name="P1" draw:layer="layout" svg:x1="27.104cm" svg:y1="8.797cm" svg:x2="27.104cm" svg:y2="2.955cm">
          <text:p/>
        </draw:line>
        <draw:line draw:style-name="gr1" draw:text-style-name="P1" draw:layer="layout" svg:x1="16.575cm" svg:y1="5.6cm" svg:x2="23.018cm" svg:y2="5.655cm">
          <text:p/>
        </draw:line>
        <draw:line draw:style-name="gr1" draw:text-style-name="P1" draw:layer="layout" svg:x1="23.018cm" svg:y1="5.655cm" svg:x2="27.105cm" svg:y2="2.955cm">
          <text:p/>
        </draw:line>
        <draw:line draw:style-name="gr1" draw:text-style-name="P1" draw:layer="layout" svg:x1="16.575cm" svg:y1="5.6cm" svg:x2="20.662cm" svg:y2="2.9cm">
          <text:p/>
        </draw:line>
        <draw:line draw:style-name="gr1" draw:text-style-name="P1" draw:layer="layout" svg:x1="20.662cm" svg:y1="2.9cm" svg:x2="27.105cm" svg:y2="2.955cm">
          <text:p/>
        </draw:line>
        <draw:line draw:style-name="gr2" draw:text-style-name="P1" draw:layer="layout" svg:x1="20.662cm" svg:y1="8.742cm" svg:x2="20.662cm" svg:y2="2.9cm">
          <text:p/>
        </draw:line>
        <draw:line draw:style-name="gr4" draw:text-style-name="P2" draw:layer="layout" svg:x1="25.854cm" svg:y1="11.718cm" svg:x2="25.854cm" svg:y2="10.23cm">
          <text:p/>
        </draw:line>
        <draw:line draw:style-name="gr4" draw:text-style-name="P2" draw:layer="layout" svg:x1="25.854cm" svg:y1="11.718cm" svg:x2="27.393cm" svg:y2="11.663cm">
          <text:p/>
        </draw:line>
        <draw:line draw:style-name="gr4" draw:text-style-name="P2" draw:layer="layout" svg:x1="25.854cm" svg:y1="11.718cm" svg:x2="26.912cm" svg:y2="10.726cm">
          <text:p/>
        </draw:line>
        <draw:frame draw:style-name="gr14" draw:text-style-name="P6" draw:layer="layout" svg:width="0.68cm" svg:height="0.962cm" svg:x="27.201cm" svg:y="11.718cm">
          <draw:text-box>
            <text:p><text:span text:style-name="T4">i</text:span></text:p>
          </draw:text-box>
        </draw:frame>
        <draw:frame draw:style-name="gr15" draw:text-style-name="P6" draw:layer="layout" svg:width="0.68cm" svg:height="0.962cm" svg:x="26.893cm" svg:y="10.828cm">
          <draw:text-box>
            <text:p><text:span text:style-name="T4">j</text:span></text:p>
          </draw:text-box>
        </draw:frame>
        <draw:frame draw:style-name="gr16" draw:text-style-name="P6" draw:layer="layout" svg:width="0.459cm" svg:height="0.962cm" svg:x="25.2cm" svg:y="10.2cm">
          <draw:text-box>
            <text:p><text:span text:style-name="T4">k</text:span></text:p>
          </draw:text-box>
        </draw:frame>
        <draw:frame draw:style-name="gr17" draw:text-style-name="P6" draw:layer="layout" svg:width="1.277cm" svg:height="0.962cm" svg:x="16.1cm" svg:y="11.497cm">
          <draw:text-box>
            <text:p><text:span text:style-name="T4">(0)</text:span></text:p>
          </draw:text-box>
        </draw:frame>
        <draw:frame draw:style-name="gr18" draw:text-style-name="P6" draw:layer="layout" svg:width="1.277cm" svg:height="0.962cm" svg:x="22.5cm" svg:y="11.519cm">
          <draw:text-box>
            <text:p><text:span text:style-name="T4">(1)</text:span></text:p>
          </draw:text-box>
        </draw:frame>
        <draw:frame draw:style-name="gr19" draw:text-style-name="P6" draw:layer="layout" svg:width="1.277cm" svg:height="0.962cm" svg:x="26.971cm" svg:y="8.908cm">
          <draw:text-box>
            <text:p><text:span text:style-name="T4">(2)</text:span></text:p>
          </draw:text-box>
        </draw:frame>
        <draw:frame draw:style-name="gr18" draw:text-style-name="P6" draw:layer="layout" svg:width="1.277cm" svg:height="0.962cm" svg:x="20.566cm" svg:y="8.818cm">
          <draw:text-box>
            <text:p><text:span text:style-name="T4">(3)</text:span></text:p>
          </draw:text-box>
        </draw:frame>
        <draw:frame draw:style-name="gr17" draw:text-style-name="P6" draw:layer="layout" svg:width="1.277cm" svg:height="0.962cm" svg:x="16.623cm" svg:y="5.677cm">
          <draw:text-box>
            <text:p><text:span text:style-name="T4">(4)</text:span></text:p>
          </draw:text-box>
        </draw:frame>
        <draw:frame draw:style-name="gr19" draw:text-style-name="P6" draw:layer="layout" svg:width="1.277cm" svg:height="0.962cm" svg:x="23.125cm" svg:y="5.711cm">
          <draw:text-box>
            <text:p><text:span text:style-name="T4">(5)</text:span></text:p>
          </draw:text-box>
        </draw:frame>
        <draw:frame draw:style-name="gr17" draw:text-style-name="P6" draw:layer="layout" svg:width="1.277cm" svg:height="0.962cm" svg:x="27.152cm" svg:y="2.9cm">
          <draw:text-box>
            <text:p><text:span text:style-name="T4">(6)</text:span></text:p>
          </draw:text-box>
        </draw:frame>
        <draw:frame draw:style-name="gr17" draw:text-style-name="P6" draw:layer="layout" svg:width="1.277cm" svg:height="0.962cm" svg:x="20.71cm" svg:y="2.921cm">
          <draw:text-box>
            <text:p><text:span text:style-name="T4">(7)</text:span></text:p>
          </draw:text-box>
        </draw:frame>
        <draw:frame draw:style-name="gr20" draw:layer="layout" svg:width="6.539cm" svg:height="4.517cm" svg:x="1.7cm" svg:y="2cm">
          <draw:text-box>
            <text:p>Left face: [0,4,7,3]</text:p>
            <text:p>Righ face: [1,2,6,5]</text:p>
            <text:p>Back face: [0,1,5,4]</text:p>
            <text:p>Front face: [3,2,6,7]</text:p>
            <text:p>Bottom face: [0,1,2,3]</text:p>
            <text:p>Top face: [4,5,6,7]</text:p>
          </draw:text-box>
        </draw:frame>
      </draw:page>
      <draw:page draw:name="page16" draw:style-name="dp1" draw:master-page-name="Padrão">
        <draw:frame draw:style-name="gr20" draw:layer="layout" svg:width="7.546cm" svg:height="1.673cm" svg:x="20.954cm" svg:y="1.127cm">
          <draw:text-box>
            <text:p>PML SETUP</text:p>
            <text:p>PML_CORNER_X0Y0Z0</text:p>
          </draw:text-box>
        </draw:frame>
        <draw:line draw:style-name="gr1" draw:text-style-name="P1" draw:layer="layout" svg:x1="16.6cm" svg:y1="10.1cm" svg:x2="22.043cm" svg:y2="10.1cm">
          <text:p/>
        </draw:line>
        <draw:line draw:style-name="gr2" draw:text-style-name="P1" draw:layer="layout" svg:x1="16.576cm" svg:y1="10.062cm" svg:x2="20.067cm" svg:y2="7.798cm">
          <text:p/>
        </draw:line>
        <draw:line draw:style-name="gr1" draw:text-style-name="P1" draw:layer="layout" svg:x1="22.079cm" svg:y1="10.108cm" svg:x2="25.57cm" svg:y2="7.844cm">
          <text:p/>
        </draw:line>
        <draw:line draw:style-name="gr2" draw:text-style-name="P1" draw:layer="layout" svg:x1="20.067cm" svg:y1="7.798cm" svg:x2="25.57cm" svg:y2="7.844cm">
          <text:p/>
        </draw:line>
        <draw:line draw:style-name="gr1" draw:text-style-name="P1" draw:layer="layout" svg:x1="16.576cm" svg:y1="10.062cm" svg:x2="16.576cm" svg:y2="5.164cm">
          <text:p/>
        </draw:line>
        <draw:line draw:style-name="gr1" draw:text-style-name="P1" draw:layer="layout" svg:x1="22.079cm" svg:y1="10.109cm" svg:x2="22.079cm" svg:y2="5.211cm">
          <text:p/>
        </draw:line>
        <draw:line draw:style-name="gr1" draw:text-style-name="P1" draw:layer="layout" svg:x1="25.568cm" svg:y1="7.844cm" svg:x2="25.568cm" svg:y2="2.946cm">
          <text:p/>
        </draw:line>
        <draw:line draw:style-name="gr1" draw:text-style-name="P1" draw:layer="layout" svg:x1="16.576cm" svg:y1="5.164cm" svg:x2="22.079cm" svg:y2="5.21cm">
          <text:p/>
        </draw:line>
        <draw:line draw:style-name="gr1" draw:text-style-name="P1" draw:layer="layout" svg:x1="22.079cm" svg:y1="5.21cm" svg:x2="25.57cm" svg:y2="2.946cm">
          <text:p/>
        </draw:line>
        <draw:line draw:style-name="gr1" draw:text-style-name="P1" draw:layer="layout" svg:x1="16.576cm" svg:y1="5.164cm" svg:x2="20.067cm" svg:y2="2.9cm">
          <text:p/>
        </draw:line>
        <draw:line draw:style-name="gr1" draw:text-style-name="P1" draw:layer="layout" svg:x1="20.067cm" svg:y1="2.9cm" svg:x2="25.57cm" svg:y2="2.946cm">
          <text:p/>
        </draw:line>
        <draw:line draw:style-name="gr2" draw:text-style-name="P1" draw:layer="layout" svg:x1="20.067cm" svg:y1="7.798cm" svg:x2="20.067cm" svg:y2="2.9cm">
          <text:p/>
        </draw:line>
        <draw:line draw:style-name="gr4" draw:text-style-name="P2" draw:layer="layout" svg:x1="24.501cm" svg:y1="10.294cm" svg:x2="24.501cm" svg:y2="9.046cm">
          <text:p/>
        </draw:line>
        <draw:line draw:style-name="gr4" draw:text-style-name="P2" draw:layer="layout" svg:x1="24.501cm" svg:y1="10.293cm" svg:x2="25.815cm" svg:y2="10.247cm">
          <text:p/>
        </draw:line>
        <draw:line draw:style-name="gr4" draw:text-style-name="P2" draw:layer="layout" svg:x1="24.501cm" svg:y1="10.294cm" svg:x2="25.405cm" svg:y2="9.462cm">
          <text:p/>
        </draw:line>
        <draw:frame draw:style-name="gr21" draw:text-style-name="P6" draw:layer="layout" svg:width="0.68cm" svg:height="0.962cm" svg:x="25.651cm" svg:y="10.293cm">
          <draw:text-box>
            <text:p><text:span text:style-name="T4">i</text:span></text:p>
          </draw:text-box>
        </draw:frame>
        <draw:frame draw:style-name="gr21" draw:text-style-name="P6" draw:layer="layout" svg:width="0.68cm" svg:height="0.962cm" svg:x="25.388cm" svg:y="9.547cm">
          <draw:text-box>
            <text:p><text:span text:style-name="T4">j</text:span></text:p>
          </draw:text-box>
        </draw:frame>
        <draw:frame draw:style-name="gr22" draw:text-style-name="P6" draw:layer="layout" svg:width="0.392cm" svg:height="0.962cm" svg:x="23.942cm" svg:y="9.021cm">
          <draw:text-box>
            <text:p><text:span text:style-name="T4">k</text:span></text:p>
          </draw:text-box>
        </draw:frame>
        <draw:frame draw:style-name="gr23" draw:text-style-name="P6" draw:layer="layout" svg:width="1.277cm" svg:height="0.962cm" svg:x="15.528cm" svg:y="10.692cm">
          <draw:text-box>
            <text:p><text:span text:style-name="T4">(6)</text:span></text:p>
          </draw:text-box>
        </draw:frame>
        <draw:frame draw:style-name="gr24" draw:text-style-name="P6" draw:layer="layout" svg:width="1.277cm" svg:height="0.962cm" svg:x="21.636cm" svg:y="10.127cm">
          <draw:text-box>
            <text:p><text:span text:style-name="T4">(1)</text:span></text:p>
          </draw:text-box>
        </draw:frame>
        <draw:frame draw:style-name="gr25" draw:text-style-name="P6" draw:layer="layout" svg:width="1.277cm" svg:height="0.962cm" svg:x="25.455cm" svg:y="7.937cm">
          <draw:text-box>
            <text:p><text:span text:style-name="T4">(2)</text:span></text:p>
          </draw:text-box>
        </draw:frame>
        <draw:frame draw:style-name="gr25" draw:text-style-name="P6" draw:layer="layout" svg:width="1.277cm" svg:height="0.962cm" svg:x="19.985cm" svg:y="7.862cm">
          <draw:text-box>
            <text:p><text:span text:style-name="T4">(3)</text:span></text:p>
          </draw:text-box>
        </draw:frame>
        <draw:frame draw:style-name="gr26" draw:text-style-name="P6" draw:layer="layout" svg:width="1.277cm" svg:height="0.962cm" svg:x="16.617cm" svg:y="5.228cm">
          <draw:text-box>
            <text:p><text:span text:style-name="T4">(4)</text:span></text:p>
          </draw:text-box>
        </draw:frame>
        <draw:frame draw:style-name="gr24" draw:text-style-name="P6" draw:layer="layout" svg:width="1.277cm" svg:height="0.962cm" svg:x="22.17cm" svg:y="5.257cm">
          <draw:text-box>
            <text:p><text:span text:style-name="T4">(5)</text:span></text:p>
          </draw:text-box>
        </draw:frame>
        <draw:frame draw:style-name="gr26" draw:text-style-name="P6" draw:layer="layout" svg:width="1.277cm" svg:height="0.962cm" svg:x="25.609cm" svg:y="2.9cm">
          <draw:text-box>
            <text:p><text:span text:style-name="T4">(6)</text:span></text:p>
          </draw:text-box>
        </draw:frame>
        <draw:frame draw:style-name="gr27" draw:text-style-name="P6" draw:layer="layout" svg:width="1.277cm" svg:height="0.962cm" svg:x="20.108cm" svg:y="2.918cm">
          <draw:text-box>
            <text:p><text:span text:style-name="T4">(7)</text:span></text:p>
          </draw:text-box>
        </draw:frame>
        <draw:line draw:style-name="gr28" draw:text-style-name="P1" draw:layer="layout" svg:x1="8.323cm" svg:y1="17.341cm" svg:x2="12.94cm" svg:y2="17.384cm">
          <text:p/>
        </draw:line>
        <draw:line draw:style-name="gr29" draw:text-style-name="P1" draw:layer="layout" svg:x1="8.323cm" svg:y1="17.341cm" svg:x2="11.252cm" svg:y2="15.215cm">
          <text:p/>
        </draw:line>
        <draw:line draw:style-name="gr28" draw:text-style-name="P1" draw:layer="layout" svg:x1="12.94cm" svg:y1="17.384cm" svg:x2="15.869cm" svg:y2="15.258cm">
          <text:p/>
        </draw:line>
        <draw:line draw:style-name="gr29" draw:text-style-name="P1" draw:layer="layout" svg:x1="11.252cm" svg:y1="15.215cm" svg:x2="15.869cm" svg:y2="15.258cm">
          <text:p/>
        </draw:line>
        <draw:line draw:style-name="gr28" draw:text-style-name="P1" draw:layer="layout" svg:x1="8.323cm" svg:y1="17.341cm" svg:x2="8.323cm" svg:y2="12.742cm">
          <text:p/>
        </draw:line>
        <draw:line draw:style-name="gr28" draw:text-style-name="P1" draw:layer="layout" svg:x1="12.94cm" svg:y1="17.385cm" svg:x2="12.94cm" svg:y2="12.786cm">
          <text:p/>
        </draw:line>
        <draw:line draw:style-name="gr28" draw:text-style-name="P1" draw:layer="layout" svg:x1="15.868cm" svg:y1="15.258cm" svg:x2="15.868cm" svg:y2="10.659cm">
          <text:p/>
        </draw:line>
        <draw:line draw:style-name="gr28" draw:text-style-name="P1" draw:layer="layout" svg:x1="8.323cm" svg:y1="12.742cm" svg:x2="12.94cm" svg:y2="12.785cm">
          <text:p/>
        </draw:line>
        <draw:line draw:style-name="gr28" draw:text-style-name="P1" draw:layer="layout" svg:x1="12.94cm" svg:y1="12.785cm" svg:x2="15.869cm" svg:y2="10.659cm">
          <text:p/>
        </draw:line>
        <draw:line draw:style-name="gr28" draw:text-style-name="P1" draw:layer="layout" svg:x1="8.323cm" svg:y1="12.742cm" svg:x2="11.252cm" svg:y2="10.616cm">
          <text:p/>
        </draw:line>
        <draw:line draw:style-name="gr28" draw:text-style-name="P1" draw:layer="layout" svg:x1="11.233cm" svg:y1="10.6cm" svg:x2="15.85cm" svg:y2="10.643cm">
          <text:p/>
        </draw:line>
        <draw:line draw:style-name="gr29" draw:text-style-name="P1" draw:layer="layout" svg:x1="11.252cm" svg:y1="15.215cm" svg:x2="11.252cm" svg:y2="10.616cm">
          <text:p/>
        </draw:line>
        <draw:line draw:style-name="gr30" draw:text-style-name="P2" draw:layer="layout" svg:x1="14.972cm" svg:y1="17.557cm" svg:x2="14.972cm" svg:y2="16.386cm">
          <text:p/>
        </draw:line>
        <draw:line draw:style-name="gr30" draw:text-style-name="P2" draw:layer="layout" svg:x1="14.972cm" svg:y1="17.558cm" svg:x2="16.075cm" svg:y2="17.515cm">
          <text:p/>
        </draw:line>
        <draw:line draw:style-name="gr30" draw:text-style-name="P2" draw:layer="layout" svg:x1="14.972cm" svg:y1="17.558cm" svg:x2="15.73cm" svg:y2="16.777cm">
          <text:p/>
        </draw:line>
        <draw:frame draw:style-name="gr31" draw:text-style-name="P6" draw:layer="layout" svg:width="0.68cm" svg:height="0.962cm" svg:x="13.526cm" svg:y="20.423cm">
          <draw:text-box>
            <text:p><text:span text:style-name="T4">i</text:span></text:p>
          </draw:text-box>
        </draw:frame>
        <draw:frame draw:style-name="gr32" draw:text-style-name="P6" draw:layer="layout" svg:width="0.68cm" svg:height="0.962cm" svg:x="15.717cm" svg:y="16.857cm">
          <draw:text-box>
            <text:p><text:span text:style-name="T4">j</text:span></text:p>
          </draw:text-box>
        </draw:frame>
        <draw:frame draw:style-name="gr33" draw:text-style-name="P6" draw:layer="layout" svg:width="0.329cm" svg:height="0.962cm" svg:x="14.504cm" svg:y="16.363cm">
          <draw:text-box>
            <text:p><text:span text:style-name="T4">k</text:span></text:p>
          </draw:text-box>
        </draw:frame>
        <draw:frame draw:style-name="gr34" draw:text-style-name="P6" draw:layer="layout" svg:width="1.277cm" svg:height="0.962cm" svg:x="8.233cm" svg:y="17.211cm">
          <draw:text-box>
            <text:p><text:span text:style-name="T4">(0)</text:span></text:p>
          </draw:text-box>
        </draw:frame>
        <draw:frame draw:style-name="gr34" draw:text-style-name="P6" draw:layer="layout" svg:width="1.277cm" svg:height="0.962cm" svg:x="12.819cm" svg:y="17.228cm">
          <draw:text-box>
            <text:p><text:span text:style-name="T4">(1)</text:span></text:p>
          </draw:text-box>
        </draw:frame>
        <draw:frame draw:style-name="gr34" draw:text-style-name="P6" draw:layer="layout" svg:width="1.277cm" svg:height="0.962cm" svg:x="16.023cm" svg:y="15.173cm">
          <draw:text-box>
            <text:p><text:span text:style-name="T4">(2)</text:span></text:p>
          </draw:text-box>
        </draw:frame>
        <draw:frame draw:style-name="gr34" draw:text-style-name="P6" draw:layer="layout" svg:width="1.277cm" svg:height="0.962cm" svg:x="11.323cm" svg:y="14.2cm">
          <draw:text-box>
            <text:p><text:span text:style-name="T4">(3)</text:span></text:p>
          </draw:text-box>
        </draw:frame>
        <draw:frame draw:style-name="gr35" draw:text-style-name="P6" draw:layer="layout" svg:width="1.277cm" svg:height="0.962cm" svg:x="8.358cm" svg:y="12.802cm">
          <draw:text-box>
            <text:p><text:span text:style-name="T4">(4)</text:span></text:p>
          </draw:text-box>
        </draw:frame>
        <draw:frame draw:style-name="gr34" draw:text-style-name="P6" draw:layer="layout" svg:width="1.277cm" svg:height="0.962cm" svg:x="13.017cm" svg:y="12.829cm">
          <draw:text-box>
            <text:p><text:span text:style-name="T4">(5)</text:span></text:p>
          </draw:text-box>
        </draw:frame>
        <draw:frame draw:style-name="gr34" draw:text-style-name="P6" draw:layer="layout" svg:width="1.277cm" svg:height="0.962cm" svg:x="16.7cm" svg:y="10.238cm">
          <draw:text-box>
            <text:p><text:span text:style-name="T4">(0)</text:span></text:p>
          </draw:text-box>
        </draw:frame>
        <draw:frame draw:style-name="gr34" draw:text-style-name="P6" draw:layer="layout" svg:width="1.277cm" svg:height="0.962cm" svg:x="11.286cm" svg:y="10.633cm">
          <draw:text-box>
            <text:p><text:span text:style-name="T4">(7)</text:span></text:p>
          </draw:text-box>
        </draw:frame>
        <draw:frame draw:style-name="gr36" draw:layer="layout" svg:width="1.946cm" svg:height="0.962cm" svg:x="19.073cm" svg:y="6.589cm">
          <draw:text-box>
            <text:p>Elem</text:p>
          </draw:text-box>
        </draw:frame>
        <draw:frame draw:style-name="gr37" draw:layer="layout" svg:width="1.806cm" svg:height="0.962cm" svg:x="10.045cm" svg:y="14.851cm">
          <draw:text-box>
            <text:p>PML</text:p>
          </draw:text-box>
        </draw:frame>
        <draw:frame draw:style-name="standard" draw:layer="layout" svg:width="13.124cm" svg:height="8.298cm" svg:x="1.395cm" svg:y="1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PML Node</text:span></text:p>
              </table:table-cell>
              <table:table-cell>
                <text:p><text:span text:style-name="T5">x</text:span></text:p>
              </table:table-cell>
              <table:table-cell>
                <text:p><text:span text:style-name="T5">y</text:span></text:p>
              </table:table-cell>
              <table:table-cell>
                <text:p><text:span text:style-name="T5">x</text:span></text:p>
              </table:table-cell>
            </table:table-row>
            <table:table-row table:style-name="ro2" table:default-cell-style-name="ce1">
              <table:table-cell>
                <text:p><text:span text:style-name="T5">0</text:span></text:p>
              </table:table-cell>
              <table:table-cell>
                <text:p><text:span text:style-name="T5">E[0].x + XM</text:span></text:p>
              </table:table-cell>
              <table:table-cell>
                <text:p><text:span text:style-name="T5">E[0].y + YM</text:span></text:p>
              </table:table-cell>
              <table:table-cell>
                <text:p><text:span text:style-name="T5">E[0].Z+ZM</text:span></text:p>
              </table:table-cell>
            </table:table-row>
            <table:table-row table:style-name="ro2" table:default-cell-style-name="ce1">
              <table:table-cell>
                <text:p><text:span text:style-name="T5">1</text:span></text:p>
              </table:table-cell>
              <table:table-cell>
                <text:p><text:span text:style-name="T5">E[0].x</text:span></text:p>
              </table:table-cell>
              <table:table-cell>
                <text:p><text:span text:style-name="T5">E[0].y + YM</text:span></text:p>
              </table:table-cell>
              <table:table-cell>
                <text:p><text:span text:style-name="T5">E[0].z+ZM</text:span></text:p>
              </table:table-cell>
            </table:table-row>
            <table:table-row table:style-name="ro2" table:default-cell-style-name="ce1">
              <table:table-cell>
                <text:p><text:span text:style-name="T5">2</text:span></text:p>
              </table:table-cell>
              <table:table-cell>
                <text:p><text:span text:style-name="T5">E[0].x</text:span></text:p>
              </table:table-cell>
              <table:table-cell>
                <text:p><text:span text:style-name="T5">E[0].y</text:span></text:p>
              </table:table-cell>
              <table:table-cell>
                <text:p><text:span text:style-name="T5">E[0].z+ZM</text:span></text:p>
              </table:table-cell>
            </table:table-row>
            <table:table-row table:style-name="ro2" table:default-cell-style-name="ce1">
              <table:table-cell>
                <text:p><text:span text:style-name="T5">3</text:span></text:p>
              </table:table-cell>
              <table:table-cell>
                <text:p><text:span text:style-name="T5">E[0].x +XM</text:span></text:p>
              </table:table-cell>
              <table:table-cell>
                <text:p><text:span text:style-name="T5">E[0].y</text:span></text:p>
              </table:table-cell>
              <table:table-cell>
                <text:p><text:span text:style-name="T5">E[0].z +ZM</text:span></text:p>
              </table:table-cell>
            </table:table-row>
            <table:table-row table:style-name="ro2" table:default-cell-style-name="ce1">
              <table:table-cell>
                <text:p><text:span text:style-name="T5">4</text:span></text:p>
              </table:table-cell>
              <table:table-cell>
                <text:p><text:span text:style-name="T5">E[0].x + XM</text:span></text:p>
              </table:table-cell>
              <table:table-cell>
                <text:p><text:span text:style-name="T5">E[0].y + YM</text:span></text:p>
              </table:table-cell>
              <table:table-cell>
                <text:p><text:span text:style-name="T5">E[0].z</text:span></text:p>
              </table:table-cell>
            </table:table-row>
            <table:table-row table:style-name="ro2" table:default-cell-style-name="ce1">
              <table:table-cell>
                <text:p><text:span text:style-name="T5">5</text:span></text:p>
              </table:table-cell>
              <table:table-cell>
                <text:p><text:span text:style-name="T5">E[0].x</text:span></text:p>
              </table:table-cell>
              <table:table-cell>
                <text:p><text:span text:style-name="T5">E[0].y + YM</text:span></text:p>
              </table:table-cell>
              <table:table-cell>
                <text:p><text:span text:style-name="T5">E[0].z</text:span></text:p>
              </table:table-cell>
            </table:table-row>
            <table:table-row table:style-name="ro2" table:default-cell-style-name="ce1">
              <table:table-cell>
                <text:p><text:span text:style-name="T5">6</text:span></text:p>
              </table:table-cell>
              <table:table-cell>
                <text:p><text:span text:style-name="T5">E[0].x</text:span></text:p>
              </table:table-cell>
              <table:table-cell>
                <text:p><text:span text:style-name="T5">E[0].y</text:span></text:p>
              </table:table-cell>
              <table:table-cell>
                <text:p><text:span text:style-name="T5">E[0].z</text:span></text:p>
              </table:table-cell>
            </table:table-row>
            <table:table-row table:style-name="ro2" table:default-cell-style-name="ce1">
              <table:table-cell>
                <text:p><text:span text:style-name="T5">7</text:span></text:p>
              </table:table-cell>
              <table:table-cell>
                <text:p><text:span text:style-name="T5">E[0].x +XM</text:span></text:p>
              </table:table-cell>
              <table:table-cell>
                <text:p><text:span text:style-name="T5">E[0].y</text:span></text:p>
              </table:table-cell>
              <table:table-cell>
                <text:p><text:span text:style-name="T5">E[0].z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7" draw:style-name="dp1" draw:master-page-name="Padrão">
        <draw:frame draw:style-name="gr20" draw:text-style-name="P5" draw:layer="layout" svg:width="7.546cm" svg:height="1.673cm" svg:x="20.954cm" svg:y="1.127cm">
          <draw:text-box>
            <text:p><text:span text:style-name="T3">PML SETUP</text:span></text:p>
            <text:p><text:span text:style-name="T3">PML_CORNER_X1Y0Z0</text:span></text:p>
          </draw:text-box>
        </draw:frame>
        <draw:line draw:style-name="gr1" draw:text-style-name="P1" draw:layer="layout" svg:x1="16.6cm" svg:y1="10.1cm" svg:x2="22.043cm" svg:y2="10.1cm">
          <text:p/>
        </draw:line>
        <draw:line draw:style-name="gr2" draw:text-style-name="P1" draw:layer="layout" svg:x1="16.576cm" svg:y1="10.062cm" svg:x2="20.067cm" svg:y2="7.798cm">
          <text:p/>
        </draw:line>
        <draw:line draw:style-name="gr1" draw:text-style-name="P1" draw:layer="layout" svg:x1="22.079cm" svg:y1="10.108cm" svg:x2="25.57cm" svg:y2="7.844cm">
          <text:p/>
        </draw:line>
        <draw:line draw:style-name="gr2" draw:text-style-name="P1" draw:layer="layout" svg:x1="20.067cm" svg:y1="7.798cm" svg:x2="25.57cm" svg:y2="7.844cm">
          <text:p/>
        </draw:line>
        <draw:line draw:style-name="gr1" draw:text-style-name="P1" draw:layer="layout" svg:x1="16.576cm" svg:y1="10.062cm" svg:x2="16.576cm" svg:y2="5.164cm">
          <text:p/>
        </draw:line>
        <draw:line draw:style-name="gr1" draw:text-style-name="P1" draw:layer="layout" svg:x1="22.079cm" svg:y1="10.109cm" svg:x2="22.079cm" svg:y2="5.211cm">
          <text:p/>
        </draw:line>
        <draw:line draw:style-name="gr1" draw:text-style-name="P1" draw:layer="layout" svg:x1="25.568cm" svg:y1="7.844cm" svg:x2="25.568cm" svg:y2="2.946cm">
          <text:p/>
        </draw:line>
        <draw:line draw:style-name="gr1" draw:text-style-name="P1" draw:layer="layout" svg:x1="16.576cm" svg:y1="5.164cm" svg:x2="22.079cm" svg:y2="5.21cm">
          <text:p/>
        </draw:line>
        <draw:line draw:style-name="gr1" draw:text-style-name="P1" draw:layer="layout" svg:x1="22.079cm" svg:y1="5.21cm" svg:x2="25.57cm" svg:y2="2.946cm">
          <text:p/>
        </draw:line>
        <draw:line draw:style-name="gr1" draw:text-style-name="P1" draw:layer="layout" svg:x1="16.576cm" svg:y1="5.164cm" svg:x2="20.067cm" svg:y2="2.9cm">
          <text:p/>
        </draw:line>
        <draw:line draw:style-name="gr1" draw:text-style-name="P1" draw:layer="layout" svg:x1="20.067cm" svg:y1="2.9cm" svg:x2="25.57cm" svg:y2="2.946cm">
          <text:p/>
        </draw:line>
        <draw:line draw:style-name="gr2" draw:text-style-name="P1" draw:layer="layout" svg:x1="20.067cm" svg:y1="7.798cm" svg:x2="20.067cm" svg:y2="2.9cm">
          <text:p/>
        </draw:line>
        <draw:line draw:style-name="gr4" draw:text-style-name="P2" draw:layer="layout" svg:x1="24.501cm" svg:y1="10.294cm" svg:x2="24.501cm" svg:y2="9.046cm">
          <text:p/>
        </draw:line>
        <draw:line draw:style-name="gr4" draw:text-style-name="P2" draw:layer="layout" svg:x1="24.501cm" svg:y1="10.293cm" svg:x2="25.815cm" svg:y2="10.247cm">
          <text:p/>
        </draw:line>
        <draw:line draw:style-name="gr4" draw:text-style-name="P2" draw:layer="layout" svg:x1="24.501cm" svg:y1="10.294cm" svg:x2="25.405cm" svg:y2="9.462cm">
          <text:p/>
        </draw:line>
        <draw:frame draw:style-name="gr21" draw:text-style-name="P6" draw:layer="layout" svg:width="0.68cm" svg:height="0.962cm" svg:x="25.651cm" svg:y="10.293cm">
          <draw:text-box>
            <text:p><text:span text:style-name="T4">i</text:span></text:p>
          </draw:text-box>
        </draw:frame>
        <draw:frame draw:style-name="gr21" draw:text-style-name="P6" draw:layer="layout" svg:width="0.68cm" svg:height="0.962cm" svg:x="25.388cm" svg:y="9.547cm">
          <draw:text-box>
            <text:p><text:span text:style-name="T4">j</text:span></text:p>
          </draw:text-box>
        </draw:frame>
        <draw:frame draw:style-name="gr22" draw:text-style-name="P6" draw:layer="layout" svg:width="0.392cm" svg:height="0.962cm" svg:x="23.942cm" svg:y="9.021cm">
          <draw:text-box>
            <text:p><text:span text:style-name="T4">k</text:span></text:p>
          </draw:text-box>
        </draw:frame>
        <draw:frame draw:style-name="gr23" draw:text-style-name="P6" draw:layer="layout" svg:width="1.277cm" svg:height="0.962cm" svg:x="27.4cm" svg:y="11cm">
          <draw:text-box>
            <text:p><text:span text:style-name="T4">(6)</text:span></text:p>
          </draw:text-box>
        </draw:frame>
        <draw:frame draw:style-name="gr24" draw:text-style-name="P6" draw:layer="layout" svg:width="1.277cm" svg:height="0.962cm" svg:x="21.636cm" svg:y="10.127cm">
          <draw:text-box>
            <text:p><text:span text:style-name="T4">(1)</text:span></text:p>
          </draw:text-box>
        </draw:frame>
        <draw:frame draw:style-name="gr25" draw:text-style-name="P6" draw:layer="layout" svg:width="1.277cm" svg:height="0.962cm" svg:x="25.455cm" svg:y="7.937cm">
          <draw:text-box>
            <text:p><text:span text:style-name="T4">(2)</text:span></text:p>
          </draw:text-box>
        </draw:frame>
        <draw:frame draw:style-name="gr25" draw:text-style-name="P6" draw:layer="layout" svg:width="1.277cm" svg:height="0.962cm" svg:x="19.985cm" svg:y="7.862cm">
          <draw:text-box>
            <text:p><text:span text:style-name="T4">(3)</text:span></text:p>
          </draw:text-box>
        </draw:frame>
        <draw:frame draw:style-name="gr26" draw:text-style-name="P6" draw:layer="layout" svg:width="1.277cm" svg:height="0.962cm" svg:x="16.617cm" svg:y="5.228cm">
          <draw:text-box>
            <text:p><text:span text:style-name="T4">(4)</text:span></text:p>
          </draw:text-box>
        </draw:frame>
        <draw:frame draw:style-name="gr24" draw:text-style-name="P6" draw:layer="layout" svg:width="1.277cm" svg:height="0.962cm" svg:x="22.17cm" svg:y="5.257cm">
          <draw:text-box>
            <text:p><text:span text:style-name="T4">(5)</text:span></text:p>
          </draw:text-box>
        </draw:frame>
        <draw:frame draw:style-name="gr26" draw:text-style-name="P6" draw:layer="layout" svg:width="1.277cm" svg:height="0.962cm" svg:x="25.609cm" svg:y="2.9cm">
          <draw:text-box>
            <text:p><text:span text:style-name="T4">(6)</text:span></text:p>
          </draw:text-box>
        </draw:frame>
        <draw:frame draw:style-name="gr27" draw:text-style-name="P6" draw:layer="layout" svg:width="1.277cm" svg:height="0.962cm" svg:x="20.108cm" svg:y="2.918cm">
          <draw:text-box>
            <text:p><text:span text:style-name="T4">(7)</text:span></text:p>
          </draw:text-box>
        </draw:frame>
        <draw:line draw:style-name="gr28" draw:text-style-name="P1" draw:layer="layout" svg:x1="19.9cm" svg:y1="17.883cm" svg:x2="24.517cm" svg:y2="17.926cm">
          <text:p/>
        </draw:line>
        <draw:line draw:style-name="gr29" draw:text-style-name="P1" draw:layer="layout" svg:x1="19.9cm" svg:y1="17.883cm" svg:x2="22.829cm" svg:y2="15.757cm">
          <text:p/>
        </draw:line>
        <draw:line draw:style-name="gr28" draw:text-style-name="P1" draw:layer="layout" svg:x1="24.517cm" svg:y1="17.926cm" svg:x2="27.446cm" svg:y2="15.8cm">
          <text:p/>
        </draw:line>
        <draw:line draw:style-name="gr29" draw:text-style-name="P1" draw:layer="layout" svg:x1="22.829cm" svg:y1="15.757cm" svg:x2="27.446cm" svg:y2="15.8cm">
          <text:p/>
        </draw:line>
        <draw:line draw:style-name="gr28" draw:text-style-name="P1" draw:layer="layout" svg:x1="19.9cm" svg:y1="17.883cm" svg:x2="19.9cm" svg:y2="13.284cm">
          <text:p/>
        </draw:line>
        <draw:line draw:style-name="gr28" draw:text-style-name="P1" draw:layer="layout" svg:x1="24.517cm" svg:y1="17.927cm" svg:x2="24.517cm" svg:y2="13.328cm">
          <text:p/>
        </draw:line>
        <draw:line draw:style-name="gr28" draw:text-style-name="P1" draw:layer="layout" svg:x1="27.445cm" svg:y1="15.8cm" svg:x2="27.445cm" svg:y2="11.201cm">
          <text:p/>
        </draw:line>
        <draw:line draw:style-name="gr28" draw:text-style-name="P1" draw:layer="layout" svg:x1="19.9cm" svg:y1="13.284cm" svg:x2="24.517cm" svg:y2="13.327cm">
          <text:p/>
        </draw:line>
        <draw:line draw:style-name="gr28" draw:text-style-name="P1" draw:layer="layout" svg:x1="24.517cm" svg:y1="13.327cm" svg:x2="27.446cm" svg:y2="11.201cm">
          <text:p/>
        </draw:line>
        <draw:line draw:style-name="gr28" draw:text-style-name="P1" draw:layer="layout" svg:x1="19.9cm" svg:y1="13.284cm" svg:x2="22.829cm" svg:y2="11.158cm">
          <text:p/>
        </draw:line>
        <draw:line draw:style-name="gr28" draw:text-style-name="P1" draw:layer="layout" svg:x1="22.81cm" svg:y1="11.142cm" svg:x2="27.427cm" svg:y2="11.185cm">
          <text:p/>
        </draw:line>
        <draw:line draw:style-name="gr29" draw:text-style-name="P1" draw:layer="layout" svg:x1="22.829cm" svg:y1="15.757cm" svg:x2="22.829cm" svg:y2="11.158cm">
          <text:p/>
        </draw:line>
        <draw:line draw:style-name="gr30" draw:text-style-name="P2" draw:layer="layout" svg:x1="26.549cm" svg:y1="18.099cm" svg:x2="26.549cm" svg:y2="16.928cm">
          <text:p/>
        </draw:line>
        <draw:line draw:style-name="gr30" draw:text-style-name="P2" draw:layer="layout" svg:x1="26.549cm" svg:y1="18.1cm" svg:x2="27.652cm" svg:y2="18.057cm">
          <text:p/>
        </draw:line>
        <draw:line draw:style-name="gr30" draw:text-style-name="P2" draw:layer="layout" svg:x1="26.549cm" svg:y1="18.1cm" svg:x2="27.307cm" svg:y2="17.319cm">
          <text:p/>
        </draw:line>
        <draw:frame draw:style-name="gr31" draw:text-style-name="P6" draw:layer="layout" svg:width="0.68cm" svg:height="0.962cm" svg:x="13.526cm" svg:y="20.423cm">
          <draw:text-box>
            <text:p><text:span text:style-name="T4">i</text:span></text:p>
          </draw:text-box>
        </draw:frame>
        <draw:frame draw:style-name="gr38" draw:text-style-name="P6" draw:layer="layout" svg:width="0.68cm" svg:height="0.962cm" svg:x="26.817cm" svg:y="17.527cm">
          <draw:text-box>
            <text:p><text:span text:style-name="T4">j</text:span></text:p>
          </draw:text-box>
        </draw:frame>
        <draw:frame draw:style-name="gr33" draw:text-style-name="P6" draw:layer="layout" svg:width="0.329cm" svg:height="0.962cm" svg:x="26.081cm" svg:y="16.905cm">
          <draw:text-box>
            <text:p><text:span text:style-name="T4">k</text:span></text:p>
          </draw:text-box>
        </draw:frame>
        <draw:frame draw:style-name="gr39" draw:text-style-name="P6" draw:layer="layout" svg:width="1.277cm" svg:height="0.962cm" svg:x="19.333cm" svg:y="17.87cm">
          <draw:text-box>
            <text:p><text:span text:style-name="T4">(0)</text:span></text:p>
          </draw:text-box>
        </draw:frame>
        <draw:frame draw:style-name="gr39" draw:text-style-name="P6" draw:layer="layout" svg:width="1.277cm" svg:height="0.962cm" svg:x="23.919cm" svg:y="17.886cm">
          <draw:text-box>
            <text:p><text:span text:style-name="T4">(1)</text:span></text:p>
          </draw:text-box>
        </draw:frame>
        <draw:frame draw:style-name="gr34" draw:text-style-name="P6" draw:layer="layout" svg:width="1.277cm" svg:height="0.962cm" svg:x="27.123cm" svg:y="15.8cm">
          <draw:text-box>
            <text:p><text:span text:style-name="T4">(2)</text:span></text:p>
          </draw:text-box>
        </draw:frame>
        <draw:frame draw:style-name="gr34" draw:text-style-name="P6" draw:layer="layout" svg:width="1.277cm" svg:height="0.962cm" svg:x="22.9cm" svg:y="14.742cm">
          <draw:text-box>
            <text:p><text:span text:style-name="T4">(3)</text:span></text:p>
          </draw:text-box>
        </draw:frame>
        <draw:frame draw:style-name="gr35" draw:text-style-name="P6" draw:layer="layout" svg:width="1.277cm" svg:height="0.962cm" svg:x="19.935cm" svg:y="13.344cm">
          <draw:text-box>
            <text:p><text:span text:style-name="T4">(4)</text:span></text:p>
          </draw:text-box>
        </draw:frame>
        <draw:frame draw:style-name="gr34" draw:text-style-name="P6" draw:layer="layout" svg:width="1.277cm" svg:height="0.962cm" svg:x="24.594cm" svg:y="13.371cm">
          <draw:text-box>
            <text:p><text:span text:style-name="T4">(5)</text:span></text:p>
          </draw:text-box>
        </draw:frame>
        <draw:frame draw:style-name="gr34" draw:text-style-name="P6" draw:layer="layout" svg:width="1.277cm" svg:height="0.962cm" svg:x="16.7cm" svg:y="10.238cm">
          <draw:text-box>
            <text:p><text:span text:style-name="T4">(0)</text:span></text:p>
          </draw:text-box>
        </draw:frame>
        <draw:frame draw:style-name="gr34" draw:text-style-name="P6" draw:layer="layout" svg:width="1.277cm" svg:height="0.962cm" svg:x="22.863cm" svg:y="11.175cm">
          <draw:text-box>
            <text:p><text:span text:style-name="T4">(7)</text:span></text:p>
          </draw:text-box>
        </draw:frame>
        <draw:frame draw:style-name="gr36" draw:text-style-name="P5" draw:layer="layout" svg:width="1.946cm" svg:height="0.962cm" svg:x="19.073cm" svg:y="6.589cm">
          <draw:text-box>
            <text:p><text:span text:style-name="T3">Elem</text:span></text:p>
          </draw:text-box>
        </draw:frame>
        <draw:frame draw:style-name="gr37" draw:text-style-name="P5" draw:layer="layout" svg:width="1.806cm" svg:height="0.962cm" svg:x="21.622cm" svg:y="15.393cm">
          <draw:text-box>
            <text:p><text:span text:style-name="T3">PML</text:span></text:p>
          </draw:text-box>
        </draw:frame>
        <draw:frame draw:style-name="standard" draw:layer="layout" svg:width="13.127cm" svg:height="8.505cm" svg:x="1.396cm" svg:y="1.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ce1">
              <table:table-cell>
                <text:p><text:span text:style-name="T5">PML Node</text:span></text:p>
              </table:table-cell>
              <table:table-cell>
                <text:p><text:span text:style-name="T5">x</text:span></text:p>
              </table:table-cell>
              <table:table-cell>
                <text:p><text:span text:style-name="T5">y</text:span></text:p>
              </table:table-cell>
              <table:table-cell>
                <text:p><text:span text:style-name="T5">x</text:span></text:p>
              </table:table-cell>
            </table:table-row>
            <table:table-row table:style-name="ro4" table:default-cell-style-name="ce1">
              <table:table-cell>
                <text:p><text:span text:style-name="T5">0</text:span></text:p>
              </table:table-cell>
              <table:table-cell>
                <text:p><text:span text:style-name="T5">E[1].x </text:span></text:p>
              </table:table-cell>
              <table:table-cell>
                <text:p><text:span text:style-name="T5">E[1].y + YM</text:span></text:p>
              </table:table-cell>
              <table:table-cell>
                <text:p><text:span text:style-name="T5">E[1].Z+ZM</text:span></text:p>
              </table:table-cell>
            </table:table-row>
            <table:table-row table:style-name="ro4" table:default-cell-style-name="ce1">
              <table:table-cell>
                <text:p><text:span text:style-name="T5">1</text:span></text:p>
              </table:table-cell>
              <table:table-cell>
                <text:p><text:span text:style-name="T5">E[1].x+XP</text:span></text:p>
              </table:table-cell>
              <table:table-cell>
                <text:p><text:span text:style-name="T5">E[1].y + YM</text:span></text:p>
              </table:table-cell>
              <table:table-cell>
                <text:p><text:span text:style-name="T5">E[1].z+ZM</text:span></text:p>
              </table:table-cell>
            </table:table-row>
            <table:table-row table:style-name="ro4" table:default-cell-style-name="ce1">
              <table:table-cell>
                <text:p><text:span text:style-name="T5">2</text:span></text:p>
              </table:table-cell>
              <table:table-cell>
                <text:p><text:span text:style-name="T5">E[1].x+XP</text:span></text:p>
              </table:table-cell>
              <table:table-cell>
                <text:p><text:span text:style-name="T5">E[1].y</text:span></text:p>
              </table:table-cell>
              <table:table-cell>
                <text:p><text:span text:style-name="T5">E[1].z+ZM</text:span></text:p>
              </table:table-cell>
            </table:table-row>
            <table:table-row table:style-name="ro4" table:default-cell-style-name="ce1">
              <table:table-cell>
                <text:p><text:span text:style-name="T5">3</text:span></text:p>
              </table:table-cell>
              <table:table-cell>
                <text:p><text:span text:style-name="T5">E[1].x </text:span></text:p>
              </table:table-cell>
              <table:table-cell>
                <text:p><text:span text:style-name="T5">E[1].y</text:span></text:p>
              </table:table-cell>
              <table:table-cell>
                <text:p><text:span text:style-name="T5">E[1].z +ZM</text:span></text:p>
              </table:table-cell>
            </table:table-row>
            <table:table-row table:style-name="ro4" table:default-cell-style-name="ce1">
              <table:table-cell>
                <text:p><text:span text:style-name="T5">4</text:span></text:p>
              </table:table-cell>
              <table:table-cell>
                <text:p><text:span text:style-name="T5">E[1].x</text:span></text:p>
              </table:table-cell>
              <table:table-cell>
                <text:p><text:span text:style-name="T5">E[1].y + YM</text:span></text:p>
              </table:table-cell>
              <table:table-cell>
                <text:p><text:span text:style-name="T5">E[1].z</text:span></text:p>
              </table:table-cell>
            </table:table-row>
            <table:table-row table:style-name="ro4" table:default-cell-style-name="ce1">
              <table:table-cell>
                <text:p><text:span text:style-name="T5">5</text:span></text:p>
              </table:table-cell>
              <table:table-cell>
                <text:p><text:span text:style-name="T5">E[1].x+XP</text:span></text:p>
              </table:table-cell>
              <table:table-cell>
                <text:p><text:span text:style-name="T5">E[1].y + YM</text:span></text:p>
              </table:table-cell>
              <table:table-cell>
                <text:p><text:span text:style-name="T5">E[1].z</text:span></text:p>
              </table:table-cell>
            </table:table-row>
            <table:table-row table:style-name="ro4" table:default-cell-style-name="ce1">
              <table:table-cell>
                <text:p><text:span text:style-name="T5">6</text:span></text:p>
              </table:table-cell>
              <table:table-cell>
                <text:p><text:span text:style-name="T5">E[1].x+XP</text:span></text:p>
              </table:table-cell>
              <table:table-cell>
                <text:p><text:span text:style-name="T5">E[1].y</text:span></text:p>
              </table:table-cell>
              <table:table-cell>
                <text:p><text:span text:style-name="T5">E[1].z</text:span></text:p>
              </table:table-cell>
            </table:table-row>
            <table:table-row table:style-name="ro5" table:default-cell-style-name="ce1">
              <table:table-cell>
                <text:p><text:span text:style-name="T5">7</text:span></text:p>
              </table:table-cell>
              <table:table-cell>
                <text:p><text:span text:style-name="T5">E[1].x</text:span></text:p>
              </table:table-cell>
              <table:table-cell>
                <text:p><text:span text:style-name="T5">E[1].y</text:span></text:p>
              </table:table-cell>
              <table:table-cell>
                <text:p><text:span text:style-name="T5">E[1].z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18" draw:style-name="dp1" draw:master-page-name="Padrão">
        <draw:frame draw:style-name="gr20" draw:text-style-name="P5" draw:layer="layout" svg:width="7.546cm" svg:height="1.673cm" svg:x="20.954cm" svg:y="1.127cm">
          <draw:text-box>
            <text:p text:style-name="P5"><text:span text:style-name="T3">PML SETUP</text:span></text:p>
            <text:p text:style-name="P5"><text:span text:style-name="T3">PML_CORNER_X1Y0Z0</text:span></text:p>
          </draw:text-box>
        </draw:frame>
        <draw:line draw:style-name="gr1" draw:text-style-name="P1" draw:layer="layout" svg:x1="4.159cm" svg:y1="10.872cm" svg:x2="8.91cm" svg:y2="10.872cm">
          <text:p/>
        </draw:line>
        <draw:line draw:style-name="gr2" draw:text-style-name="P1" draw:layer="layout" svg:x1="4.138cm" svg:y1="10.839cm" svg:x2="7.185cm" svg:y2="8.888cm">
          <text:p/>
        </draw:line>
        <draw:line draw:style-name="gr1" draw:text-style-name="P1" draw:layer="layout" svg:x1="8.942cm" svg:y1="10.879cm" svg:x2="11.989cm" svg:y2="8.928cm">
          <text:p/>
        </draw:line>
        <draw:line draw:style-name="gr2" draw:text-style-name="P1" draw:layer="layout" svg:x1="7.185cm" svg:y1="8.888cm" svg:x2="11.989cm" svg:y2="8.928cm">
          <text:p/>
        </draw:line>
        <draw:line draw:style-name="gr1" draw:text-style-name="P1" draw:layer="layout" svg:x1="4.138cm" svg:y1="10.839cm" svg:x2="4.138cm" svg:y2="6.618cm">
          <text:p/>
        </draw:line>
        <draw:line draw:style-name="gr1" draw:text-style-name="P1" draw:layer="layout" svg:x1="8.942cm" svg:y1="10.88cm" svg:x2="8.942cm" svg:y2="6.659cm">
          <text:p/>
        </draw:line>
        <draw:line draw:style-name="gr1" draw:text-style-name="P1" draw:layer="layout" svg:x1="11.987cm" svg:y1="8.928cm" svg:x2="11.987cm" svg:y2="4.707cm">
          <text:p/>
        </draw:line>
        <draw:line draw:style-name="gr1" draw:text-style-name="P1" draw:layer="layout" svg:x1="4.138cm" svg:y1="6.618cm" svg:x2="8.942cm" svg:y2="6.658cm">
          <text:p/>
        </draw:line>
        <draw:line draw:style-name="gr1" draw:text-style-name="P1" draw:layer="layout" svg:x1="8.942cm" svg:y1="6.658cm" svg:x2="11.989cm" svg:y2="4.707cm">
          <text:p/>
        </draw:line>
        <draw:line draw:style-name="gr1" draw:text-style-name="P1" draw:layer="layout" svg:x1="4.138cm" svg:y1="6.618cm" svg:x2="7.185cm" svg:y2="4.667cm">
          <text:p/>
        </draw:line>
        <draw:line draw:style-name="gr1" draw:text-style-name="P1" draw:layer="layout" svg:x1="7.185cm" svg:y1="4.667cm" svg:x2="11.989cm" svg:y2="4.707cm">
          <text:p/>
        </draw:line>
        <draw:line draw:style-name="gr2" draw:text-style-name="P1" draw:layer="layout" svg:x1="7.185cm" svg:y1="8.888cm" svg:x2="7.185cm" svg:y2="4.667cm">
          <text:p/>
        </draw:line>
        <draw:line draw:style-name="gr4" draw:text-style-name="P2" draw:layer="layout" svg:x1="11.056cm" svg:y1="11.038cm" svg:x2="11.056cm" svg:y2="9.963cm">
          <text:p/>
        </draw:line>
        <draw:line draw:style-name="gr4" draw:text-style-name="P2" draw:layer="layout" svg:x1="11.056cm" svg:y1="11.038cm" svg:x2="12.203cm" svg:y2="10.998cm">
          <text:p/>
        </draw:line>
        <draw:line draw:style-name="gr4" draw:text-style-name="P2" draw:layer="layout" svg:x1="11.056cm" svg:y1="11.039cm" svg:x2="11.845cm" svg:y2="10.322cm">
          <text:p/>
        </draw:line>
        <draw:frame draw:style-name="gr40" draw:text-style-name="P6" draw:layer="layout" svg:width="0.68cm" svg:height="0.962cm" svg:x="12.06cm" svg:y="11.038cm">
          <draw:text-box>
            <text:p text:style-name="P5"><text:span text:style-name="T4">i</text:span></text:p>
          </draw:text-box>
        </draw:frame>
        <draw:frame draw:style-name="gr40" draw:text-style-name="P6" draw:layer="layout" svg:width="0.68cm" svg:height="0.962cm" svg:x="11.83cm" svg:y="10.395cm">
          <draw:text-box>
            <text:p text:style-name="P5"><text:span text:style-name="T4">j</text:span></text:p>
          </draw:text-box>
        </draw:frame>
        <draw:frame draw:style-name="gr41" draw:text-style-name="P6" draw:layer="layout" svg:width="0.342cm" svg:height="0.962cm" svg:x="10.568cm" svg:y="9.942cm">
          <draw:text-box>
            <text:p text:style-name="P5"><text:span text:style-name="T4">k</text:span></text:p>
          </draw:text-box>
        </draw:frame>
        <draw:frame draw:style-name="gr23" draw:text-style-name="P6" draw:layer="layout" svg:width="1.277cm" svg:height="0.962cm" svg:x="9.823cm" svg:y="10.952cm">
          <draw:text-box>
            <text:p text:style-name="P5"><text:span text:style-name="T4">(6)</text:span></text:p>
          </draw:text-box>
        </draw:frame>
        <draw:frame draw:style-name="gr42" draw:text-style-name="P6" draw:layer="layout" svg:width="1.277cm" svg:height="0.962cm" svg:x="8.555cm" svg:y="10.895cm">
          <draw:text-box>
            <text:p text:style-name="P5"><text:span text:style-name="T4">(1)</text:span></text:p>
          </draw:text-box>
        </draw:frame>
        <draw:frame draw:style-name="gr42" draw:text-style-name="P6" draw:layer="layout" svg:width="1.277cm" svg:height="0.962cm" svg:x="11.889cm" svg:y="9.008cm">
          <draw:text-box>
            <text:p text:style-name="P5"><text:span text:style-name="T4">(2)</text:span></text:p>
          </draw:text-box>
        </draw:frame>
        <draw:frame draw:style-name="gr42" draw:text-style-name="P6" draw:layer="layout" svg:width="1.277cm" svg:height="0.962cm" svg:x="7.114cm" svg:y="8.943cm">
          <draw:text-box>
            <text:p text:style-name="P5"><text:span text:style-name="T4">(3)</text:span></text:p>
          </draw:text-box>
        </draw:frame>
        <draw:frame draw:style-name="gr42" draw:text-style-name="P6" draw:layer="layout" svg:width="1.277cm" svg:height="0.962cm" svg:x="4.174cm" svg:y="6.673cm">
          <draw:text-box>
            <text:p text:style-name="P5"><text:span text:style-name="T4">(4)</text:span></text:p>
          </draw:text-box>
        </draw:frame>
        <draw:frame draw:style-name="gr42" draw:text-style-name="P6" draw:layer="layout" svg:width="1.277cm" svg:height="0.962cm" svg:x="9.021cm" svg:y="6.698cm">
          <draw:text-box>
            <text:p text:style-name="P5"><text:span text:style-name="T4">(5)</text:span></text:p>
          </draw:text-box>
        </draw:frame>
        <draw:frame draw:style-name="gr42" draw:text-style-name="P6" draw:layer="layout" svg:width="1.277cm" svg:height="0.962cm" svg:x="12.023cm" svg:y="4.667cm">
          <draw:text-box>
            <text:p text:style-name="P5"><text:span text:style-name="T4">(6)</text:span></text:p>
          </draw:text-box>
        </draw:frame>
        <draw:frame draw:style-name="gr42" draw:text-style-name="P6" draw:layer="layout" svg:width="1.277cm" svg:height="0.962cm" svg:x="7.221cm" svg:y="4.683cm">
          <draw:text-box>
            <text:p text:style-name="P5"><text:span text:style-name="T4">(7)</text:span></text:p>
          </draw:text-box>
        </draw:frame>
        <draw:line draw:style-name="gr28" draw:text-style-name="P1" draw:layer="layout" svg:x1="2.323cm" svg:y1="17.835cm" svg:x2="6.94cm" svg:y2="17.878cm">
          <text:p/>
        </draw:line>
        <draw:line draw:style-name="gr29" draw:text-style-name="P1" draw:layer="layout" svg:x1="2.323cm" svg:y1="17.835cm" svg:x2="5.252cm" svg:y2="15.709cm">
          <text:p/>
        </draw:line>
        <draw:line draw:style-name="gr28" draw:text-style-name="P1" draw:layer="layout" svg:x1="6.94cm" svg:y1="17.878cm" svg:x2="9.869cm" svg:y2="15.752cm">
          <text:p/>
        </draw:line>
        <draw:line draw:style-name="gr29" draw:text-style-name="P1" draw:layer="layout" svg:x1="5.252cm" svg:y1="15.709cm" svg:x2="9.869cm" svg:y2="15.752cm">
          <text:p/>
        </draw:line>
        <draw:line draw:style-name="gr28" draw:text-style-name="P1" draw:layer="layout" svg:x1="2.323cm" svg:y1="17.835cm" svg:x2="2.323cm" svg:y2="13.236cm">
          <text:p/>
        </draw:line>
        <draw:line draw:style-name="gr28" draw:text-style-name="P1" draw:layer="layout" svg:x1="6.94cm" svg:y1="17.879cm" svg:x2="6.94cm" svg:y2="13.28cm">
          <text:p/>
        </draw:line>
        <draw:line draw:style-name="gr28" draw:text-style-name="P1" draw:layer="layout" svg:x1="9.868cm" svg:y1="15.752cm" svg:x2="9.868cm" svg:y2="11.153cm">
          <text:p/>
        </draw:line>
        <draw:line draw:style-name="gr28" draw:text-style-name="P1" draw:layer="layout" svg:x1="2.323cm" svg:y1="13.236cm" svg:x2="6.94cm" svg:y2="13.279cm">
          <text:p/>
        </draw:line>
        <draw:line draw:style-name="gr28" draw:text-style-name="P1" draw:layer="layout" svg:x1="6.94cm" svg:y1="13.279cm" svg:x2="9.869cm" svg:y2="11.153cm">
          <text:p/>
        </draw:line>
        <draw:line draw:style-name="gr28" draw:text-style-name="P1" draw:layer="layout" svg:x1="2.323cm" svg:y1="13.236cm" svg:x2="5.252cm" svg:y2="11.11cm">
          <text:p/>
        </draw:line>
        <draw:line draw:style-name="gr28" draw:text-style-name="P1" draw:layer="layout" svg:x1="5.123cm" svg:y1="11.152cm" svg:x2="9.74cm" svg:y2="11.195cm">
          <text:p/>
        </draw:line>
        <draw:line draw:style-name="gr29" draw:text-style-name="P1" draw:layer="layout" svg:x1="5.252cm" svg:y1="15.709cm" svg:x2="5.252cm" svg:y2="11.11cm">
          <text:p/>
        </draw:line>
        <draw:line draw:style-name="gr30" draw:text-style-name="P2" draw:layer="layout" svg:x1="8.972cm" svg:y1="18.051cm" svg:x2="8.972cm" svg:y2="16.88cm">
          <text:p/>
        </draw:line>
        <draw:line draw:style-name="gr30" draw:text-style-name="P2" draw:layer="layout" svg:x1="8.972cm" svg:y1="18.052cm" svg:x2="10.075cm" svg:y2="18.009cm">
          <text:p/>
        </draw:line>
        <draw:line draw:style-name="gr30" draw:text-style-name="P2" draw:layer="layout" svg:x1="8.972cm" svg:y1="18.052cm" svg:x2="9.73cm" svg:y2="17.271cm">
          <text:p/>
        </draw:line>
        <draw:frame draw:style-name="gr31" draw:text-style-name="P6" draw:layer="layout" svg:width="0.68cm" svg:height="0.962cm" svg:x="13.526cm" svg:y="20.423cm">
          <draw:text-box>
            <text:p text:style-name="P5"><text:span text:style-name="T4">i</text:span></text:p>
          </draw:text-box>
        </draw:frame>
        <draw:frame draw:style-name="gr38" draw:text-style-name="P6" draw:layer="layout" svg:width="0.68cm" svg:height="0.962cm" svg:x="9.24cm" svg:y="17.479cm">
          <draw:text-box>
            <text:p text:style-name="P5"><text:span text:style-name="T4">j</text:span></text:p>
          </draw:text-box>
        </draw:frame>
        <draw:frame draw:style-name="gr33" draw:text-style-name="P6" draw:layer="layout" svg:width="0.329cm" svg:height="0.962cm" svg:x="8.504cm" svg:y="16.857cm">
          <draw:text-box>
            <text:p text:style-name="P5"><text:span text:style-name="T4">k</text:span></text:p>
          </draw:text-box>
        </draw:frame>
        <draw:frame draw:style-name="gr39" draw:text-style-name="P6" draw:layer="layout" svg:width="1.277cm" svg:height="0.962cm" svg:x="1.756cm" svg:y="17.822cm">
          <draw:text-box>
            <text:p text:style-name="P5"><text:span text:style-name="T4">(0)</text:span></text:p>
          </draw:text-box>
        </draw:frame>
        <draw:frame draw:style-name="gr39" draw:text-style-name="P6" draw:layer="layout" svg:width="1.277cm" svg:height="0.962cm" svg:x="6.342cm" svg:y="17.838cm">
          <draw:text-box>
            <text:p text:style-name="P5"><text:span text:style-name="T4">(1)</text:span></text:p>
          </draw:text-box>
        </draw:frame>
        <draw:frame draw:style-name="gr34" draw:text-style-name="P6" draw:layer="layout" svg:width="1.277cm" svg:height="0.962cm" svg:x="9.546cm" svg:y="15.752cm">
          <draw:text-box>
            <text:p text:style-name="P5"><text:span text:style-name="T4">(2)</text:span></text:p>
          </draw:text-box>
        </draw:frame>
        <draw:frame draw:style-name="gr34" draw:text-style-name="P6" draw:layer="layout" svg:width="1.277cm" svg:height="0.962cm" svg:x="5.323cm" svg:y="14.694cm">
          <draw:text-box>
            <text:p text:style-name="P5"><text:span text:style-name="T4">(3)</text:span></text:p>
          </draw:text-box>
        </draw:frame>
        <draw:frame draw:style-name="gr35" draw:text-style-name="P6" draw:layer="layout" svg:width="1.277cm" svg:height="0.962cm" svg:x="2.358cm" svg:y="13.296cm">
          <draw:text-box>
            <text:p text:style-name="P5"><text:span text:style-name="T4">(4)</text:span></text:p>
          </draw:text-box>
        </draw:frame>
        <draw:frame draw:style-name="gr34" draw:text-style-name="P6" draw:layer="layout" svg:width="1.277cm" svg:height="0.962cm" svg:x="7.017cm" svg:y="13.323cm">
          <draw:text-box>
            <text:p text:style-name="P5"><text:span text:style-name="T4">(5)</text:span></text:p>
          </draw:text-box>
        </draw:frame>
        <draw:frame draw:style-name="gr43" draw:text-style-name="P6" draw:layer="layout" svg:width="1.277cm" svg:height="0.962cm" svg:x="4.246cm" svg:y="10.991cm">
          <draw:text-box>
            <text:p text:style-name="P5"><text:span text:style-name="T4">(0)</text:span></text:p>
          </draw:text-box>
        </draw:frame>
        <draw:frame draw:style-name="gr34" draw:text-style-name="P6" draw:layer="layout" svg:width="1.277cm" svg:height="0.962cm" svg:x="5.286cm" svg:y="11.127cm">
          <draw:text-box>
            <text:p text:style-name="P5"><text:span text:style-name="T4">(7)</text:span></text:p>
          </draw:text-box>
        </draw:frame>
        <draw:frame draw:style-name="gr44" draw:text-style-name="P7" draw:layer="layout" svg:width="1.698cm" svg:height="0.829cm" svg:x="6.318cm" svg:y="7.846cm">
          <draw:text-box>
            <text:p text:style-name="P7"><text:span text:style-name="T6">Elem</text:span></text:p>
          </draw:text-box>
        </draw:frame>
        <draw:frame draw:style-name="gr37" draw:text-style-name="P5" draw:layer="layout" svg:width="1.806cm" svg:height="0.962cm" svg:x="4.045cm" svg:y="15.345cm">
          <draw:text-box>
            <text:p text:style-name="P5"><text:span text:style-name="T3">PML</text:span></text:p>
          </draw:text-box>
        </draw:frame>
        <draw:frame draw:style-name="standard" draw:layer="layout" svg:width="13.126cm" svg:height="8.504cm" svg:x="12.497cm" svg:y="-0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ce1">
              <table:table-cell>
                <text:p text:style-name="P5"><text:span text:style-name="T5">PML Node</text:span></text:p>
              </table:table-cell>
              <table:table-cell>
                <text:p text:style-name="P5"><text:span text:style-name="T5">x</text:span></text:p>
              </table:table-cell>
              <table:table-cell>
                <text:p text:style-name="P5"><text:span text:style-name="T5">y</text:span></text:p>
              </table:table-cell>
              <table:table-cell>
                <text:p text:style-name="P5"><text:span text:style-name="T5">x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5">0</text:span></text:p>
              </table:table-cell>
              <table:table-cell>
                <text:p text:style-name="P5"><text:span text:style-name="T5">E[1].x </text:span></text:p>
              </table:table-cell>
              <table:table-cell>
                <text:p text:style-name="P5"><text:span text:style-name="T5">E[1].y + YM</text:span></text:p>
              </table:table-cell>
              <table:table-cell>
                <text:p text:style-name="P5"><text:span text:style-name="T5">E[1].Z+ZM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5">1</text:span></text:p>
              </table:table-cell>
              <table:table-cell>
                <text:p text:style-name="P5"><text:span text:style-name="T5">E[1].x+XP</text:span></text:p>
              </table:table-cell>
              <table:table-cell>
                <text:p text:style-name="P5"><text:span text:style-name="T5">E[1].y + YM</text:span></text:p>
              </table:table-cell>
              <table:table-cell>
                <text:p text:style-name="P5"><text:span text:style-name="T5">E[1].z+ZM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5">2</text:span></text:p>
              </table:table-cell>
              <table:table-cell>
                <text:p text:style-name="P5"><text:span text:style-name="T5">E[1].x+XP</text:span></text:p>
              </table:table-cell>
              <table:table-cell>
                <text:p text:style-name="P5"><text:span text:style-name="T5">E[1].y</text:span></text:p>
              </table:table-cell>
              <table:table-cell>
                <text:p text:style-name="P5"><text:span text:style-name="T5">E[1].z+ZM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5">3</text:span></text:p>
              </table:table-cell>
              <table:table-cell>
                <text:p text:style-name="P5"><text:span text:style-name="T5">E[1].x </text:span></text:p>
              </table:table-cell>
              <table:table-cell>
                <text:p text:style-name="P5"><text:span text:style-name="T5">E[1].y</text:span></text:p>
              </table:table-cell>
              <table:table-cell>
                <text:p text:style-name="P5"><text:span text:style-name="T5">E[1].z +ZM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5">4</text:span></text:p>
              </table:table-cell>
              <table:table-cell>
                <text:p text:style-name="P5"><text:span text:style-name="T5">E[1].x</text:span></text:p>
              </table:table-cell>
              <table:table-cell>
                <text:p text:style-name="P5"><text:span text:style-name="T5">E[1].y + YM</text:span></text:p>
              </table:table-cell>
              <table:table-cell>
                <text:p text:style-name="P5"><text:span text:style-name="T5">E[1].z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5">5</text:span></text:p>
              </table:table-cell>
              <table:table-cell>
                <text:p text:style-name="P5"><text:span text:style-name="T5">E[1].x+XP</text:span></text:p>
              </table:table-cell>
              <table:table-cell>
                <text:p text:style-name="P5"><text:span text:style-name="T5">E[1].y + YM</text:span></text:p>
              </table:table-cell>
              <table:table-cell>
                <text:p text:style-name="P5"><text:span text:style-name="T5">E[1].z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5">6</text:span></text:p>
              </table:table-cell>
              <table:table-cell>
                <text:p text:style-name="P5"><text:span text:style-name="T5">E[1].x+XP</text:span></text:p>
              </table:table-cell>
              <table:table-cell>
                <text:p text:style-name="P5"><text:span text:style-name="T5">E[1].y</text:span></text:p>
              </table:table-cell>
              <table:table-cell>
                <text:p text:style-name="P5"><text:span text:style-name="T5">E[1].z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5">7</text:span></text:p>
              </table:table-cell>
              <table:table-cell>
                <text:p text:style-name="P5"><text:span text:style-name="T5">E[1].x</text:span></text:p>
              </table:table-cell>
              <table:table-cell>
                <text:p text:style-name="P5"><text:span text:style-name="T5">E[1].y</text:span></text:p>
              </table:table-cell>
              <table:table-cell>
                <text:p text:style-name="P5"><text:span text:style-name="T5">E[1].z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03-23T10:15:48.197980892</meta:creation-date>
    <dc:date>2015-06-24T16:01:01.207205646</dc:date>
    <dc:creator>Jose </dc:creator>
    <meta:editing-duration>PT5H38M27S</meta:editing-duration>
    <meta:editing-cycles>21</meta:editing-cycles>
    <meta:generator>LibreOffice/4.2.7.2$Linux_X86_64 LibreOffice_project/420m0$Build-2</meta:generator>
    <meta:document-statistic meta:object-count="799"/>
  </office:meta>
</office:document-meta>
</file>